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3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62.7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Tables_20_and_20_graph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99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Reference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0" table:number-rows-spanned="1">
            <text:p>Deep Speech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Sphinx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Google</text:p>
          </table:table-cell>
          <table:covered-table-cell table:number-columns-repeated="9"/>
          <table:table-cell table:number-columns-repeated="990"/>
        </table:table-row>
        <table:table-row table:style-name="ro1">
          <table:covered-table-cell table:number-columns-repeated="4"/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5-23_129642.wav</text:p>
          </table:table-cell>
          <table:table-cell table:style-name="ce3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16666666666667" calcext:value-type="float">
            <text:p>0.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]-[.J3]-[.H3])/[.D3]" office:value-type="percentage" office:value="0.9" calcext:value-type="percentage">
            <text:p>90.00%</text:p>
          </table:table-cell>
          <table:table-cell table:style-name="ce8" table:formula="of:=([.H3]+[.I3]+[.J3])/[.D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yeah the cooler at twenty seven degrees in the bedroom</text:p>
          </table:table-cell>
          <table:table-cell table:style-name="ce7" office:value-type="float" office:value="0.279861111111111" calcext:value-type="float">
            <text:p>0.2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]-[.T3]-[.R3])/[.D3]" office:value-type="percentage" office:value="0.9" calcext:value-type="percentage">
            <text:p>90.00%</text:p>
          </table:table-cell>
          <table:table-cell table:style-name="ce8" table:formula="of:=([.S3]+[.T3]+[.R3])/[.D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]-[.AD3]-[.AB3])/[.D3]" office:value-type="percentage" office:value="0.9" calcext:value-type="percentage">
            <text:p>90.00%</text:p>
          </table:table-cell>
          <table:table-cell table:style-name="ce8" table:formula="of:=([.AB3]+[.AC3]+[.AD3])/[.D3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7-55_202338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17361111111111" calcext:value-type="float">
            <text:p>0.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]-[.J4]-[.H4])/[.D4]" office:value-type="percentage" office:value="0.9" calcext:value-type="percentage">
            <text:p>90.00%</text:p>
          </table:table-cell>
          <table:table-cell table:style-name="ce8" table:formula="of:=([.H4]+[.I4]+[.J4])/[.D4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7" office:value-type="float" office:value="0.268055555555556" calcext:value-type="float">
            <text:p>0.2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4]-[.T4]-[.R4])/[.D4]" office:value-type="percentage" office:value="0.7" calcext:value-type="percentage">
            <text:p>70.00%</text:p>
          </table:table-cell>
          <table:table-cell table:style-name="ce8" table:formula="of:=([.S4]+[.T4]+[.R4])/[.D4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7" office:value-type="float" office:value="0.0430555555555556" calcext:value-type="float">
            <text:p>0.0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]-[.AD4]-[.AB4])/[.D4]" office:value-type="percentage" office:value="1" calcext:value-type="percentage">
            <text:p>100.00%</text:p>
          </table:table-cell>
          <table:table-cell table:style-name="ce8" table:formula="of:=([.AB4]+[.AC4]+[.AD4])/[.D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10_853989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25694444444444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]-[.J5]-[.H5])/[.D5]" office:value-type="percentage" office:value="0.9" calcext:value-type="percentage">
            <text:p>90.00%</text:p>
          </table:table-cell>
          <table:table-cell table:style-name="ce8" table:formula="of:=([.H5]+[.I5]+[.J5])/[.D5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7" office:value-type="float" office:value="0.250694444444444" calcext:value-type="float">
            <text:p>0.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5]-[.T5]-[.R5])/[.D5]" office:value-type="percentage" office:value="0.7" calcext:value-type="percentage">
            <text:p>70.00%</text:p>
          </table:table-cell>
          <table:table-cell table:style-name="ce8" table:formula="of:=([.S5]+[.T5]+[.R5])/[.D5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]-[.AD5]-[.AB5])/[.D5]" office:value-type="percentage" office:value="1" calcext:value-type="percentage">
            <text:p>100.00%</text:p>
          </table:table-cell>
          <table:table-cell table:style-name="ce8" table:formula="of:=([.AB5]+[.AC5]+[.AD5])/[.D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26_521847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2.6" calcext:value-type="float">
            <text:p>2.6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]-[.J6]-[.H6])/[.D6]" office:value-type="percentage" office:value="0.9" calcext:value-type="percentage">
            <text:p>90.00%</text:p>
          </table:table-cell>
          <table:table-cell table:style-name="ce8" table:formula="of:=([.H6]+[.I6]+[.J6])/[.D6]" office:value-type="percentage" office:value="0.1" calcext:value-type="percentage">
            <text:p>10.00%</text:p>
          </table:table-cell>
          <table:table-cell table:style-name="ce2" office:value-type="string" calcext:value-type="string">
            <text:p>savage who learned twenty seven degrees in the bedroom</text:p>
          </table:table-cell>
          <table:table-cell table:style-name="ce7" office:value-type="float" office:value="0.254166666666667" calcext:value-type="float">
            <text:p>0.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6]-[.T6]-[.R6])/[.D6]" office:value-type="percentage" office:value="0.7" calcext:value-type="percentage">
            <text:p>70.00%</text:p>
          </table:table-cell>
          <table:table-cell table:style-name="ce8" table:formula="of:=([.S6]+[.T6]+[.R6])/[.D6]" office:value-type="percentage" office:value="0.3" calcext:value-type="percentage">
            <text:p>30.00%</text:p>
          </table:table-cell>
          <table:table-cell table:style-name="ce2" office:value-type="string" calcext:value-type="string">
            <text:p>set a Cooler at twenty seven degrees in the bedroom</text:p>
          </table:table-cell>
          <table:table-cell table:style-name="ce7" office:value-type="float" office:value="0.0534722222222222" calcext:value-type="float">
            <text:p>0.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]-[.AD6]-[.AB6])/[.D6]" office:value-type="percentage" office:value="0.9" calcext:value-type="percentage">
            <text:p>90.00%</text:p>
          </table:table-cell>
          <table:table-cell table:style-name="ce8" table:formula="of:=([.AB6]+[.AC6]+[.AD6])/[.D6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42_576928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7" office:value-type="float" office:value="0.129861111111111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7]-[.J7]-[.H7])/[.D7]" office:value-type="percentage" office:value="0.8" calcext:value-type="percentage">
            <text:p>80.00%</text:p>
          </table:table-cell>
          <table:table-cell table:style-name="ce8" table:formula="of:=([.H7]+[.I7]+[.J7])/[.D7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7" office:value-type="float" office:value="0.264583333333333" calcext:value-type="float">
            <text:p>0.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7]-[.T7]-[.R7])/[.D7]" office:value-type="percentage" office:value="0.7" calcext:value-type="percentage">
            <text:p>70.00%</text:p>
          </table:table-cell>
          <table:table-cell table:style-name="ce8" table:formula="of:=([.S7]+[.T7]+[.R7])/[.D7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7]-[.AD7]-[.AB7])/[.D7]" office:value-type="percentage" office:value="0.9" calcext:value-type="percentage">
            <text:p>90.00%</text:p>
          </table:table-cell>
          <table:table-cell table:style-name="ce8" table:formula="of:=([.AB7]+[.AC7]+[.AD7])/[.D7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9-01_890705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7" office:value-type="float" office:value="0.125694444444444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8]-[.J8]-[.H8])/[.D8]" office:value-type="percentage" office:value="0.8" calcext:value-type="percentage">
            <text:p>80.00%</text:p>
          </table:table-cell>
          <table:table-cell table:style-name="ce8" table:formula="of:=([.H8]+[.I8]+[.J8])/[.D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7" office:value-type="float" office:value="0.253472222222222" calcext:value-type="float">
            <text:p>0.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8]-[.T8]-[.R8])/[.D8]" office:value-type="percentage" office:value="0.7" calcext:value-type="percentage">
            <text:p>70.00%</text:p>
          </table:table-cell>
          <table:table-cell table:style-name="ce8" table:formula="of:=([.S8]+[.T8]+[.R8])/[.D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548611111111111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8]-[.AD8]-[.AB8])/[.D8]" office:value-type="percentage" office:value="0.9" calcext:value-type="percentage">
            <text:p>90.00%</text:p>
          </table:table-cell>
          <table:table-cell table:style-name="ce8" table:formula="of:=([.AB8]+[.AC8]+[.AD8])/[.D8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:.F8])" office:value-type="float" office:value="0.1256944444" calcext:value-type="float">
            <text:p>0.13</text:p>
          </table:table-cell>
          <table:table-cell table:style-name="ce4" table:number-columns-repeated="6"/>
          <table:table-cell table:style-name="ce8" table:formula="of:=MEDIAN([.M3:.M8])" office:value-type="percentage" office:value="0.9" calcext:value-type="percentage">
            <text:p>90.00%</text:p>
          </table:table-cell>
          <table:table-cell table:style-name="ce8" table:formula="of:=MEDIAN([.N3:.N8])" office:value-type="percentage" office:value="0.1" calcext:value-type="percentage">
            <text:p>10.00%</text:p>
          </table:table-cell>
          <table:table-cell table:style-name="ce2"/>
          <table:table-cell table:style-name="ce7" table:formula="of:=MEDIAN([.P3:.P8])" office:value-type="float" office:value="0.259375" calcext:value-type="float">
            <text:p>0.26</text:p>
          </table:table-cell>
          <table:table-cell table:style-name="ce4" table:number-columns-repeated="6"/>
          <table:table-cell table:style-name="ce8" table:formula="of:=MEDIAN([.W3:.W8])" office:value-type="percentage" office:value="0.7" calcext:value-type="percentage">
            <text:p>70.00%</text:p>
          </table:table-cell>
          <table:table-cell table:style-name="ce8" table:formula="of:=MEDIAN([.X3:.X8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Z3:.Z8])" office:value-type="float" office:value="0.05833333333" calcext:value-type="float">
            <text:p>0.06</text:p>
          </table:table-cell>
          <table:table-cell table:style-name="ce4" table:number-columns-repeated="6"/>
          <table:table-cell table:style-name="ce8" table:formula="of:=MEDIAN([.AG3:.AG8])" office:value-type="percentage" office:value="0.9" calcext:value-type="percentage">
            <text:p>90.00%</text:p>
          </table:table-cell>
          <table:table-cell table:style-name="ce8" table:formula="of:=MEDIAN([.AH3:.AH8])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17_797217.wav</text:p>
          </table:table-cell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909722222222222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0]-[.J10]-[.H10])/[.D10]" office:value-type="percentage" office:value="0.714285714285714" calcext:value-type="percentage">
            <text:p>71.43%</text:p>
          </table:table-cell>
          <table:table-cell table:style-name="ce8" table:formula="of:=([.H10]+[.I10]+[.J10])/[.D10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20138888888889" calcext:value-type="float">
            <text:p>0.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0]-[.T10]-[.R10])/[.D10]" office:value-type="percentage" office:value="0.714285714285714" calcext:value-type="percentage">
            <text:p>71.43%</text:p>
          </table:table-cell>
          <table:table-cell table:style-name="ce8" table:formula="of:=([.S10]+[.T10]+[.R10])/[.D10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395833333333333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0]-[.AD10]-[.AB10])/[.D10]" office:value-type="percentage" office:value="1" calcext:value-type="percentage">
            <text:p>100.00%</text:p>
          </table:table-cell>
          <table:table-cell table:style-name="ce8" table:formula="of:=([.AB10]+[.AC10]+[.AD10])/[.D1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43_142875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1.7" calcext:value-type="float">
            <text:p>1.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1]-[.J11]-[.H11])/[.D11]" office:value-type="percentage" office:value="0.714285714285714" calcext:value-type="percentage">
            <text:p>71.43%</text:p>
          </table:table-cell>
          <table:table-cell table:style-name="ce8" table:formula="of:=([.H11]+[.I11]+[.J11])/[.D11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125" calcext:value-type="float">
            <text:p>0.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1]-[.T11]-[.R11])/[.D11]" office:value-type="percentage" office:value="0.714285714285714" calcext:value-type="percentage">
            <text:p>71.43%</text:p>
          </table:table-cell>
          <table:table-cell table:style-name="ce8" table:formula="of:=([.S11]+[.T11]+[.R11])/[.D11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430555555555556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1]-[.AD11]-[.AB11])/[.D11]" office:value-type="percentage" office:value="1" calcext:value-type="percentage">
            <text:p>100.00%</text:p>
          </table:table-cell>
          <table:table-cell table:style-name="ce8" table:formula="of:=([.AB11]+[.AC11]+[.AD11])/[.D1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59_572986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923611111111111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2]-[.J12]-[.H12])/[.D12]" office:value-type="percentage" office:value="0.714285714285714" calcext:value-type="percentage">
            <text:p>71.43%</text:p>
          </table:table-cell>
          <table:table-cell table:style-name="ce8" table:formula="of:=([.H12]+[.I12]+[.J12])/[.D12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15972222222222" calcext:value-type="float">
            <text:p>0.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2]-[.T12]-[.R12])/[.D12]" office:value-type="percentage" office:value="0.714285714285714" calcext:value-type="percentage">
            <text:p>71.43%</text:p>
          </table:table-cell>
          <table:table-cell table:style-name="ce8" table:formula="of:=([.S12]+[.T12]+[.R12])/[.D12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506944444444444" calcext:value-type="float">
            <text:p>0.0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2]-[.AD12]-[.AB12])/[.D12]" office:value-type="percentage" office:value="1" calcext:value-type="percentage">
            <text:p>100.00%</text:p>
          </table:table-cell>
          <table:table-cell table:style-name="ce8" table:formula="of:=([.AB12]+[.AC12]+[.AD12])/[.D1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4-17_571415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1.7" calcext:value-type="float">
            <text:p>1.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3]-[.J13]-[.H13])/[.D13]" office:value-type="percentage" office:value="0.714285714285714" calcext:value-type="percentage">
            <text:p>71.43%</text:p>
          </table:table-cell>
          <table:table-cell table:style-name="ce8" table:formula="of:=([.H13]+[.I13]+[.J13])/[.D13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crimes</text:p>
          </table:table-cell>
          <table:table-cell table:style-name="ce7" office:value-type="float" office:value="4.9" calcext:value-type="float">
            <text:p>4.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8" table:formula="of:=([.D13]-[.T13]-[.R13])/[.D13]" office:value-type="percentage" office:value="0.571428571428571" calcext:value-type="percentage">
            <text:p>57.14%</text:p>
          </table:table-cell>
          <table:table-cell table:style-name="ce8" table:formula="of:=([.S13]+[.T13]+[.R13])/[.D13]" office:value-type="percentage" office:value="0.571428571428571" calcext:value-type="percentage">
            <text:p>57.14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3]-[.AD13]-[.AB13])/[.D13]" office:value-type="percentage" office:value="1" calcext:value-type="percentage">
            <text:p>100.00%</text:p>
          </table:table-cell>
          <table:table-cell table:style-name="ce8" table:formula="of:=([.AB13]+[.AC13]+[.AD13])/[.D1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4-28_261204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14]-[.J14]-[.H14])/[.D14]" office:value-type="percentage" office:value="0.714285714285714" calcext:value-type="percentage">
            <text:p>71.43%</text:p>
          </table:table-cell>
          <table:table-cell table:style-name="ce8" table:formula="of:=([.H14]+[.I14]+[.J14])/[.D14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turn off the alarm in the crimes</text:p>
          </table:table-cell>
          <table:table-cell table:style-name="ce7" office:value-type="float" office:value="0.223611111111111" calcext:value-type="float">
            <text:p>0.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14]-[.T14]-[.R14])/[.D14]" office:value-type="percentage" office:value="0.857142857142857" calcext:value-type="percentage">
            <text:p>85.71%</text:p>
          </table:table-cell>
          <table:table-cell table:style-name="ce8" table:formula="of:=([.S14]+[.T14]+[.R14])/[.D14]" office:value-type="percentage" office:value="0.142857142857143" calcext:value-type="percentage">
            <text:p>14.29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402777777777778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4]-[.AD14]-[.AB14])/[.D14]" office:value-type="percentage" office:value="1" calcext:value-type="percentage">
            <text:p>100.00%</text:p>
          </table:table-cell>
          <table:table-cell table:style-name="ce8" table:formula="of:=([.AB14]+[.AC14]+[.AD14])/[.D1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10:.F14])" office:value-type="float" office:value="0.09236111111" calcext:value-type="float">
            <text:p>0.09</text:p>
          </table:table-cell>
          <table:table-cell table:style-name="ce4" table:number-columns-repeated="6"/>
          <table:table-cell table:style-name="ce8" table:formula="of:=MEDIAN([.M10:.M14])" office:value-type="percentage" office:value="0.714285714285714" calcext:value-type="percentage">
            <text:p>71.43%</text:p>
          </table:table-cell>
          <table:table-cell table:style-name="ce8" table:formula="of:=MEDIAN([.N10:.N14])" office:value-type="percentage" office:value="0.285714285714286" calcext:value-type="percentage">
            <text:p>28.57%</text:p>
          </table:table-cell>
          <table:table-cell table:style-name="ce2"/>
          <table:table-cell table:style-name="ce7" table:formula="of:=MEDIAN([.P10:.P14])" office:value-type="float" office:value="0.2201388889" calcext:value-type="float">
            <text:p>0.22</text:p>
          </table:table-cell>
          <table:table-cell table:style-name="ce4" table:number-columns-repeated="6"/>
          <table:table-cell table:style-name="ce8" table:formula="of:=MEDIAN([.W10:.W14])" office:value-type="percentage" office:value="0.714285714285714" calcext:value-type="percentage">
            <text:p>71.43%</text:p>
          </table:table-cell>
          <table:table-cell table:style-name="ce8" table:formula="of:=MEDIAN([.X10:.X14])" office:value-type="percentage" office:value="0.428571428571429" calcext:value-type="percentage">
            <text:p>42.86%</text:p>
          </table:table-cell>
          <table:table-cell table:style-name="ce2"/>
          <table:table-cell table:style-name="ce7" table:formula="of:=MEDIAN([.Z10:.Z14])" office:value-type="float" office:value="0.04305555556" calcext:value-type="float">
            <text:p>0.04</text:p>
          </table:table-cell>
          <table:table-cell table:style-name="ce4" table:number-columns-repeated="6"/>
          <table:table-cell table:style-name="ce8" table:formula="of:=MEDIAN([.AG10:.AG14])" office:value-type="percentage" office:value="1" calcext:value-type="percentage">
            <text:p>100.00%</text:p>
          </table:table-cell>
          <table:table-cell table:style-name="ce8" table:formula="of:=MEDIAN([.AH10:.AH14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5-51_611907.wav</text:p>
          </table:table-cell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s in the living room with temperature is twenty five in the time is twelve</text:p>
          </table:table-cell>
          <table:table-cell table:style-name="ce7" office:value-type="float" office:value="0.24375" calcext:value-type="float">
            <text:p>0.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6]-[.J16]-[.H16])/[.D16]" office:value-type="percentage" office:value="0.631578947368421" calcext:value-type="percentage">
            <text:p>63.16%</text:p>
          </table:table-cell>
          <table:table-cell table:style-name="ce8" table:formula="of:=([.H16]+[.I16]+[.J16])/[.D16]" office:value-type="percentage" office:value="0.421052631578947" calcext:value-type="percentage">
            <text:p>42.11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7" office:value-type="float" office:value="0.324305555555556" calcext:value-type="float">
            <text:p>0.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6]-[.T16]-[.R16])/[.D16]" office:value-type="percentage" office:value="0.842105263157895" calcext:value-type="percentage">
            <text:p>84.21%</text:p>
          </table:table-cell>
          <table:table-cell table:style-name="ce8" table:formula="of:=([.S16]+[.T16]+[.R16])/[.D16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lights in the living room when the temperature is twenty five and the time is twelve</text:p>
          </table:table-cell>
          <table:table-cell table:style-name="ce7" office:value-type="float" office:value="0.0493055555555556" calcext:value-type="float">
            <text:p>0.0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6]-[.AD16]-[.AB16])/[.D16]" office:value-type="percentage" office:value="0.894736842105263" calcext:value-type="percentage">
            <text:p>89.47%</text:p>
          </table:table-cell>
          <table:table-cell table:style-name="ce8" table:formula="of:=([.AB16]+[.AC16]+[.AD16])/[.D16]" office:value-type="percentage" office:value="0.105263157894737" calcext:value-type="percentage">
            <text:p>10.53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6-16_083123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ts in the living room when the temperature is twenty five in the time is twelve</text:p>
          </table:table-cell>
          <table:table-cell table:style-name="ce7" office:value-type="float" office:value="0.193055555555556" calcext:value-type="float">
            <text:p>0.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7]-[.J17]-[.H17])/[.D17]" office:value-type="percentage" office:value="0.736842105263158" calcext:value-type="percentage">
            <text:p>73.68%</text:p>
          </table:table-cell>
          <table:table-cell table:style-name="ce8" table:formula="of:=([.H17]+[.I17]+[.J17])/[.D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7" office:value-type="float" office:value="0.314583333333333" calcext:value-type="float">
            <text:p>0.3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17]-[.T17]-[.R17])/[.D17]" office:value-type="percentage" office:value="0.947368421052632" calcext:value-type="percentage">
            <text:p>94.74%</text:p>
          </table:table-cell>
          <table:table-cell table:style-name="ce8" table:formula="of:=([.S17]+[.T17]+[.R17])/[.D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7" office:value-type="float" office:value="0.0458333333333333" calcext:value-type="float">
            <text:p>0.0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7]-[.AD17]-[.AB17])/[.D17]" office:value-type="percentage" office:value="1" calcext:value-type="percentage">
            <text:p>100.00%</text:p>
          </table:table-cell>
          <table:table-cell table:style-name="ce8" table:formula="of:=([.AB17]+[.AC17]+[.AD17])/[.D1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6-40_519515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yes in the living room when the temperature is twenty five in the time is twelve</text:p>
          </table:table-cell>
          <table:table-cell table:style-name="ce7" office:value-type="float" office:value="4.4" calcext:value-type="float">
            <text:p>4.4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8]-[.J18]-[.H18])/[.D18]" office:value-type="percentage" office:value="0.736842105263158" calcext:value-type="percentage">
            <text:p>73.68%</text:p>
          </table:table-cell>
          <table:table-cell table:style-name="ce8" table:formula="of:=([.H18]+[.I18]+[.J18])/[.D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7" office:value-type="float" office:value="0.331944444444444" calcext:value-type="float">
            <text:p>0.3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18]-[.T18]-[.R18])/[.D18]" office:value-type="percentage" office:value="0.947368421052632" calcext:value-type="percentage">
            <text:p>94.74%</text:p>
          </table:table-cell>
          <table:table-cell table:style-name="ce8" table:formula="of:=([.S18]+[.T18]+[.R18])/[.D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in the living room when the temperature is twenty five and the time is twelve</text:p>
          </table:table-cell>
          <table:table-cell table:style-name="ce7" office:value-type="float" office:value="0.0659722222222222" calcext:value-type="float">
            <text:p>0.0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8]-[.AD18]-[.AB18])/[.D18]" office:value-type="percentage" office:value="0.789473684210526" calcext:value-type="percentage">
            <text:p>78.95%</text:p>
          </table:table-cell>
          <table:table-cell table:style-name="ce8" table:formula="of:=([.AB18]+[.AC18]+[.AD18])/[.D18]" office:value-type="percentage" office:value="0.210526315789474" calcext:value-type="percentage">
            <text:p>21.05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7-11_859772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 in the living room when the temperature is twenty five in the time is twelve</text:p>
          </table:table-cell>
          <table:table-cell table:style-name="ce7" office:value-type="float" office:value="0.202083333333333" calcext:value-type="float">
            <text:p>0.2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9]-[.J19]-[.H19])/[.D19]" office:value-type="percentage" office:value="0.736842105263158" calcext:value-type="percentage">
            <text:p>73.68%</text:p>
          </table:table-cell>
          <table:table-cell table:style-name="ce8" table:formula="of:=([.H19]+[.I19]+[.J19])/[.D19]" office:value-type="percentage" office:value="0.31578947368421" calcext:value-type="percentage">
            <text:p>31.58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7" office:value-type="float" office:value="0.324305555555556" calcext:value-type="float">
            <text:p>0.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9]-[.T19]-[.R19])/[.D19]" office:value-type="percentage" office:value="0.842105263157895" calcext:value-type="percentage">
            <text:p>84.21%</text:p>
          </table:table-cell>
          <table:table-cell table:style-name="ce8" table:formula="of:=([.S19]+[.T19]+[.R19])/[.D19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7" office:value-type="float" office:value="1" calcext:value-type="float">
            <text:p>1.0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9]-[.AD19]-[.AB19])/[.D19]" office:value-type="percentage" office:value="1" calcext:value-type="percentage">
            <text:p>100.00%</text:p>
          </table:table-cell>
          <table:table-cell table:style-name="ce8" table:formula="of:=([.AB19]+[.AC19]+[.AD19])/[.D1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16:.F19])" office:value-type="float" office:value="0.2229166667" calcext:value-type="float">
            <text:p>0.22</text:p>
          </table:table-cell>
          <table:table-cell table:style-name="ce4" table:number-columns-repeated="6"/>
          <table:table-cell table:style-name="ce8" table:formula="of:=MEDIAN([.M16:.M19])" office:value-type="percentage" office:value="0.736842105263158" calcext:value-type="percentage">
            <text:p>73.68%</text:p>
          </table:table-cell>
          <table:table-cell table:style-name="ce8" table:formula="of:=MEDIAN([.N16:.N19])" office:value-type="percentage" office:value="0.289473684210526" calcext:value-type="percentage">
            <text:p>28.95%</text:p>
          </table:table-cell>
          <table:table-cell table:style-name="ce2"/>
          <table:table-cell table:style-name="ce7" table:formula="of:=MEDIAN([.P16:.P19])" office:value-type="float" office:value="0.3243055556" calcext:value-type="float">
            <text:p>0.32</text:p>
          </table:table-cell>
          <table:table-cell table:style-name="ce4" table:number-columns-repeated="6"/>
          <table:table-cell table:style-name="ce8" table:formula="of:=MEDIAN([.W16:.W19])" office:value-type="percentage" office:value="0.894736842105263" calcext:value-type="percentage">
            <text:p>89.47%</text:p>
          </table:table-cell>
          <table:table-cell table:style-name="ce8" table:formula="of:=MEDIAN([.X16:.X19])" office:value-type="percentage" office:value="0.210526315789474" calcext:value-type="percentage">
            <text:p>21.05%</text:p>
          </table:table-cell>
          <table:table-cell table:style-name="ce2"/>
          <table:table-cell table:style-name="ce7" table:formula="of:=MEDIAN([.Z16:.Z19])" office:value-type="float" office:value="0.05763888889" calcext:value-type="float">
            <text:p>0.06</text:p>
          </table:table-cell>
          <table:table-cell table:style-name="ce4" table:number-columns-repeated="6"/>
          <table:table-cell table:style-name="ce8" table:formula="of:=MEDIAN([.AG16:.AG19])" office:value-type="percentage" office:value="0.947368421052632" calcext:value-type="percentage">
            <text:p>94.74%</text:p>
          </table:table-cell>
          <table:table-cell table:style-name="ce8" table:formula="of:=MEDIAN([.AH16:.AH19])" office:value-type="percentage" office:value="0.0526315789473684" calcext:value-type="percentage">
            <text:p>5.26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8-30_021091.wav</text:p>
          </table:table-cell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 met is </text:p>
          </table:table-cell>
          <table:table-cell table:style-name="ce7" office:value-type="float" office:value="5.8" calcext:value-type="float">
            <text:p>5.8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21]-[.J21]-[.H21])/[.D21]" office:value-type="percentage" office:value="0.772727272727273" calcext:value-type="percentage">
            <text:p>77.27%</text:p>
          </table:table-cell>
          <table:table-cell table:style-name="ce8" table:formula="of:=([.H21]+[.I21]+[.J21])/[.D21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396527777777778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1]-[.T21]-[.R21])/[.D21]" office:value-type="percentage" office:value="1" calcext:value-type="percentage">
            <text:p>100.00%</text:p>
          </table:table-cell>
          <table:table-cell table:style-name="ce8" table:formula="of:=([.S21]+[.T21]+[.R21])/[.D21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451388888888889" calcext:value-type="float">
            <text:p>0.0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1]-[.AD21]-[.AB21])/[.D21]" office:value-type="percentage" office:value="1" calcext:value-type="percentage">
            <text:p>100.00%</text:p>
          </table:table-cell>
          <table:table-cell table:style-name="ce8" table:formula="of:=([.AB21]+[.AC21]+[.AD21])/[.D2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8-55_483691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onetime is </text:p>
          </table:table-cell>
          <table:table-cell table:style-name="ce7" office:value-type="float" office:value="0.210416666666667" calcext:value-type="float">
            <text:p>0.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22]-[.J22]-[.H22])/[.D22]" office:value-type="percentage" office:value="0.772727272727273" calcext:value-type="percentage">
            <text:p>77.27%</text:p>
          </table:table-cell>
          <table:table-cell table:style-name="ce8" table:formula="of:=([.H22]+[.I22]+[.J22])/[.D22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401388888888889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2]-[.T22]-[.R22])/[.D22]" office:value-type="percentage" office:value="1" calcext:value-type="percentage">
            <text:p>100.00%</text:p>
          </table:table-cell>
          <table:table-cell table:style-name="ce8" table:formula="of:=([.S22]+[.T22]+[.R22])/[.D22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666666666666667" calcext:value-type="float">
            <text:p>0.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2]-[.AD22]-[.AB22])/[.D22]" office:value-type="percentage" office:value="1" calcext:value-type="percentage">
            <text:p>100.00%</text:p>
          </table:table-cell>
          <table:table-cell table:style-name="ce8" table:formula="of:=([.AB22]+[.AC22]+[.AD22])/[.D2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9-20_291556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the time is </text:p>
          </table:table-cell>
          <table:table-cell table:style-name="ce7" office:value-type="float" office:value="0.220138888888889" calcext:value-type="float">
            <text:p>0.2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3]-[.J23]-[.H23])/[.D23]" office:value-type="percentage" office:value="0.909090909090909" calcext:value-type="percentage">
            <text:p>90.91%</text:p>
          </table:table-cell>
          <table:table-cell table:style-name="ce8" table:formula="of:=([.H23]+[.I23]+[.J23])/[.D23]" office:value-type="percentage" office:value="0.0909090909090909" calcext:value-type="percentage">
            <text:p>9.09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399305555555556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3]-[.T23]-[.R23])/[.D23]" office:value-type="percentage" office:value="1" calcext:value-type="percentage">
            <text:p>100.00%</text:p>
          </table:table-cell>
          <table:table-cell table:style-name="ce8" table:formula="of:=([.S23]+[.T23]+[.R23])/[.D23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1.3" calcext:value-type="float">
            <text:p>1.3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3]-[.AD23]-[.AB23])/[.D23]" office:value-type="percentage" office:value="1" calcext:value-type="percentage">
            <text:p>100.00%</text:p>
          </table:table-cell>
          <table:table-cell table:style-name="ce8" table:formula="of:=([.AB23]+[.AC23]+[.AD23])/[.D2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0-19_215770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n the time as well</text:p>
          </table:table-cell>
          <table:table-cell table:style-name="ce7" office:value-type="float" office:value="0.209027777777778" calcext:value-type="float">
            <text:p>0.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24]-[.J24]-[.H24])/[.D24]" office:value-type="percentage" office:value="0.818181818181818" calcext:value-type="percentage">
            <text:p>81.82%</text:p>
          </table:table-cell>
          <table:table-cell table:style-name="ce8" table:formula="of:=([.H24]+[.I24]+[.J24])/[.D24]" office:value-type="percentage" office:value="0.181818181818182" calcext:value-type="percentage">
            <text:p>18.18%</text:p>
          </table:table-cell>
          <table:table-cell table:style-name="ce2" office:value-type="string" calcext:value-type="string">
            <text:p>that the cooler in the bedroom to twenty five degrees in cut the grass and i mean when it's time is twelve</text:p>
          </table:table-cell>
          <table:table-cell table:style-name="ce7" office:value-type="float" office:value="0.404861111111111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4]-[.T24]-[.R24])/[.D24]" office:value-type="percentage" office:value="1" calcext:value-type="percentage">
            <text:p>100.00%</text:p>
          </table:table-cell>
          <table:table-cell table:style-name="ce8" table:formula="of:=([.S24]+[.T24]+[.R24])/[.D24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4]-[.AD24]-[.AB24])/[.D24]" office:value-type="percentage" office:value="1" calcext:value-type="percentage">
            <text:p>100.00%</text:p>
          </table:table-cell>
          <table:table-cell table:style-name="ce8" table:formula="of:=([.AB24]+[.AC24]+[.AD24])/[.D2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0-45_079657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maties</text:p>
          </table:table-cell>
          <table:table-cell table:style-name="ce7" office:value-type="float" office:value="5.1" calcext:value-type="float">
            <text:p>5.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25]-[.J25]-[.H25])/[.D25]" office:value-type="percentage" office:value="0.772727272727273" calcext:value-type="percentage">
            <text:p>77.27%</text:p>
          </table:table-cell>
          <table:table-cell table:style-name="ce8" table:formula="of:=([.H25]+[.I25]+[.J25])/[.D25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9.6" calcext:value-type="float">
            <text:p>9.6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5]-[.T25]-[.R25])/[.D25]" office:value-type="percentage" office:value="1" calcext:value-type="percentage">
            <text:p>100.00%</text:p>
          </table:table-cell>
          <table:table-cell table:style-name="ce8" table:formula="of:=([.S25]+[.T25]+[.R25])/[.D25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895833333333333" calcext:value-type="float">
            <text:p>0.0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5]-[.AD25]-[.AB25])/[.D25]" office:value-type="percentage" office:value="1" calcext:value-type="percentage">
            <text:p>100.00%</text:p>
          </table:table-cell>
          <table:table-cell table:style-name="ce8" table:formula="of:=([.AB25]+[.AC25]+[.AD25])/[.D2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21:.F25])" office:value-type="float" office:value="0.2201388889" calcext:value-type="float">
            <text:p>0.22</text:p>
          </table:table-cell>
          <table:table-cell table:style-name="ce4" table:number-columns-repeated="6"/>
          <table:table-cell table:style-name="ce8" table:formula="of:=MEDIAN([.M21:.M25])" office:value-type="percentage" office:value="0.772727272727273" calcext:value-type="percentage">
            <text:p>77.27%</text:p>
          </table:table-cell>
          <table:table-cell table:style-name="ce8" table:formula="of:=MEDIAN([.N21:.N25])" office:value-type="percentage" office:value="0.227272727272727" calcext:value-type="percentage">
            <text:p>22.73%</text:p>
          </table:table-cell>
          <table:table-cell table:style-name="ce2"/>
          <table:table-cell table:style-name="ce7" table:formula="of:=MEDIAN([.P21:.P25])" office:value-type="float" office:value="0.4013888889" calcext:value-type="float">
            <text:p>0.40</text:p>
          </table:table-cell>
          <table:table-cell table:style-name="ce4" table:number-columns-repeated="6"/>
          <table:table-cell table:style-name="ce8" table:formula="of:=MEDIAN([.W21:.W25])" office:value-type="percentage" office:value="1" calcext:value-type="percentage">
            <text:p>100.00%</text:p>
          </table:table-cell>
          <table:table-cell table:style-name="ce8" table:formula="of:=MEDIAN([.X21:.X25])" office:value-type="percentage" office:value="0" calcext:value-type="percentage">
            <text:p>0.00%</text:p>
          </table:table-cell>
          <table:table-cell table:style-name="ce2"/>
          <table:table-cell table:style-name="ce7" table:formula="of:=MEDIAN([.Z21:.Z25])" office:value-type="float" office:value="0.06805555556" calcext:value-type="float">
            <text:p>0.07</text:p>
          </table:table-cell>
          <table:table-cell table:style-name="ce4" table:number-columns-repeated="6"/>
          <table:table-cell table:style-name="ce8" table:formula="of:=MEDIAN([.AG21:.AG25])" office:value-type="percentage" office:value="1" calcext:value-type="percentage">
            <text:p>100.00%</text:p>
          </table:table-cell>
          <table:table-cell table:style-name="ce8" table:formula="of:=MEDIAN([.AH21:.AH25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1-56_081194.wav</text:p>
          </table:table-cell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he hostile nation</text:p>
          </table:table-cell>
          <table:table-cell table:style-name="ce7" office:value-type="float" office:value="0.100694444444444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7]-[.J27]-[.H27])/[.D27]" office:value-type="percentage" office:value="0.4" calcext:value-type="percentage">
            <text:p>40.00%</text:p>
          </table:table-cell>
          <table:table-cell table:style-name="ce8" table:formula="of:=([.H27]+[.I27]+[.J27])/[.D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72916666666667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7]-[.T27]-[.R27])/[.D27]" office:value-type="percentage" office:value="0.4" calcext:value-type="percentage">
            <text:p>40.00%</text:p>
          </table:table-cell>
          <table:table-cell table:style-name="ce8" table:formula="of:=([.S27]+[.T27]+[.R27])/[.D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7" office:value-type="float" office:value="0.05625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7]-[.AD27]-[.AB27])/[.D27]" office:value-type="percentage" office:value="1" calcext:value-type="percentage">
            <text:p>100.00%</text:p>
          </table:table-cell>
          <table:table-cell table:style-name="ce8" table:formula="of:=([.AB27]+[.AC27]+[.AD27])/[.D2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19_101244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7" office:value-type="float" office:value="0.0868055555555556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8]-[.J28]-[.H28])/[.D28]" office:value-type="percentage" office:value="0.6" calcext:value-type="percentage">
            <text:p>60.00%</text:p>
          </table:table-cell>
          <table:table-cell table:style-name="ce8" table:formula="of:=([.H28]+[.I28]+[.J28])/[.D2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763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8]-[.T28]-[.R28])/[.D28]" office:value-type="percentage" office:value="0.4" calcext:value-type="percentage">
            <text:p>40.00%</text:p>
          </table:table-cell>
          <table:table-cell table:style-name="ce8" table:formula="of:=([.S28]+[.T28]+[.R28])/[.D28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7" office:value-type="float" office:value="0.0652777777777778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8]-[.AD28]-[.AB28])/[.D28]" office:value-type="percentage" office:value="1" calcext:value-type="percentage">
            <text:p>100.00%</text:p>
          </table:table-cell>
          <table:table-cell table:style-name="ce8" table:formula="of:=([.AB28]+[.AC28]+[.AD28])/[.D28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30_398292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7" office:value-type="float" office:value="0.0868055555555556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29]-[.J29]-[.H29])/[.D29]" office:value-type="percentage" office:value="0.6" calcext:value-type="percentage">
            <text:p>60.00%</text:p>
          </table:table-cell>
          <table:table-cell table:style-name="ce8" table:formula="of:=([.H29]+[.I29]+[.J29])/[.D29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9]-[.T29]-[.R29])/[.D29]" office:value-type="percentage" office:value="0.4" calcext:value-type="percentage">
            <text:p>40.00%</text:p>
          </table:table-cell>
          <table:table-cell table:style-name="ce8" table:formula="of:=([.S29]+[.T29]+[.R29])/[.D29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7" office:value-type="float" office:value="0.0576388888888889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9]-[.AD29]-[.AB29])/[.D29]" office:value-type="percentage" office:value="1" calcext:value-type="percentage">
            <text:p>100.00%</text:p>
          </table:table-cell>
          <table:table-cell table:style-name="ce8" table:formula="of:=([.AB29]+[.AC29]+[.AD29])/[.D2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41_325213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0]-[.J30]-[.H30])/[.D30]" office:value-type="percentage" office:value="0.6" calcext:value-type="percentage">
            <text:p>60.00%</text:p>
          </table:table-cell>
          <table:table-cell table:style-name="ce8" table:formula="of:=([.H30]+[.I30]+[.J30])/[.D30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30]-[.T30]-[.R30])/[.D30]" office:value-type="percentage" office:value="0.4" calcext:value-type="percentage">
            <text:p>40.00%</text:p>
          </table:table-cell>
          <table:table-cell table:style-name="ce8" table:formula="of:=([.S30]+[.T30]+[.R30])/[.D30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7" office:value-type="float" office:value="0.0659722222222222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30]-[.AD30]-[.AB30])/[.D30]" office:value-type="percentage" office:value="1" calcext:value-type="percentage">
            <text:p>100.00%</text:p>
          </table:table-cell>
          <table:table-cell table:style-name="ce8" table:formula="of:=([.AB30]+[.AC30]+[.AD30])/[.D3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53_471123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7" office:value-type="float" office:value="0.0888888888888889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1]-[.J31]-[.H31])/[.D31]" office:value-type="percentage" office:value="0.6" calcext:value-type="percentage">
            <text:p>60.00%</text:p>
          </table:table-cell>
          <table:table-cell table:style-name="ce8" table:formula="of:=([.H31]+[.I31]+[.J31])/[.D31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uba as a hostile nation</text:p>
          </table:table-cell>
          <table:table-cell table:style-name="ce7" office:value-type="float" office:value="0.145138888888889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1]-[.T31]-[.R31])/[.D31]" office:value-type="percentage" office:value="0.8" calcext:value-type="percentage">
            <text:p>80.00%</text:p>
          </table:table-cell>
          <table:table-cell table:style-name="ce8" table:formula="of:=([.S31]+[.T31]+[.R31])/[.D31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uban a hostile nation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31]-[.AD31]-[.AB31])/[.D31]" office:value-type="percentage" office:value="1" calcext:value-type="percentage">
            <text:p>100.00%</text:p>
          </table:table-cell>
          <table:table-cell table:style-name="ce8" table:formula="of:=([.AB31]+[.AC31]+[.AD31])/[.D3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27:.F31])" office:value-type="float" office:value="0.08819444444" calcext:value-type="float">
            <text:p>0.09</text:p>
          </table:table-cell>
          <table:table-cell table:style-name="ce4" table:number-columns-repeated="6"/>
          <table:table-cell table:style-name="ce8" table:formula="of:=MEDIAN([.M27:.M31])" office:value-type="percentage" office:value="0.6" calcext:value-type="percentage">
            <text:p>60.00%</text:p>
          </table:table-cell>
          <table:table-cell table:style-name="ce8" table:formula="of:=MEDIAN([.N27:.N31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P27:.P31])" office:value-type="float" office:value="0.15625" calcext:value-type="float">
            <text:p>0.16</text:p>
          </table:table-cell>
          <table:table-cell table:style-name="ce4" table:number-columns-repeated="6"/>
          <table:table-cell table:style-name="ce8" table:formula="of:=MEDIAN([.W27:.W31])" office:value-type="percentage" office:value="0.4" calcext:value-type="percentage">
            <text:p>40.00%</text:p>
          </table:table-cell>
          <table:table-cell table:style-name="ce8" table:formula="of:=MEDIAN([.X27:.X31])" office:value-type="percentage" office:value="0.6" calcext:value-type="percentage">
            <text:p>60.00%</text:p>
          </table:table-cell>
          <table:table-cell table:style-name="ce2"/>
          <table:table-cell table:style-name="ce7" table:formula="of:=MEDIAN([.Z27:.Z31])" office:value-type="float" office:value="0.06180555556" calcext:value-type="float">
            <text:p>0.06</text:p>
          </table:table-cell>
          <table:table-cell table:style-name="ce4" table:number-columns-repeated="6"/>
          <table:table-cell table:style-name="ce8" table:formula="of:=MEDIAN([.AG27:.AG31])" office:value-type="percentage" office:value="1" calcext:value-type="percentage">
            <text:p>100.00%</text:p>
          </table:table-cell>
          <table:table-cell table:style-name="ce8" table:formula="of:=MEDIAN([.AH27:.AH31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4-50_117356.wav</text:p>
          </table:table-cell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847222222222222" calcext:value-type="float">
            <text:p>0.0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3]-[.J33]-[.H33])/[.D33]" office:value-type="percentage" office:value="0.75" calcext:value-type="percentage">
            <text:p>75.00%</text:p>
          </table:table-cell>
          <table:table-cell table:style-name="ce8" table:formula="of:=([.H33]+[.I33]+[.J33])/[.D33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75" calcext:value-type="float">
            <text:p>0.1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3]-[.T33]-[.R33])/[.D33]" office:value-type="percentage" office:value="0.75" calcext:value-type="percentage">
            <text:p>75.00%</text:p>
          </table:table-cell>
          <table:table-cell table:style-name="ce8" table:formula="of:=([.S33]+[.T33]+[.R33])/[.D33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3]-[.AD33]-[.AB33])/[.D33]" office:value-type="percentage" office:value="0.75" calcext:value-type="percentage">
            <text:p>75.00%</text:p>
          </table:table-cell>
          <table:table-cell table:style-name="ce8" table:formula="of:=([.AB33]+[.AC33]+[.AD33])/[.D33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03_359894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715277777777778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4]-[.J34]-[.H34])/[.D34]" office:value-type="percentage" office:value="0.75" calcext:value-type="percentage">
            <text:p>75.00%</text:p>
          </table:table-cell>
          <table:table-cell table:style-name="ce8" table:formula="of:=([.H34]+[.I34]+[.J34])/[.D34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3.5" calcext:value-type="float">
            <text:p>3.5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4]-[.T34]-[.R34])/[.D34]" office:value-type="percentage" office:value="0.75" calcext:value-type="percentage">
            <text:p>75.00%</text:p>
          </table:table-cell>
          <table:table-cell table:style-name="ce8" table:formula="of:=([.S34]+[.T34]+[.R34])/[.D34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4]-[.AD34]-[.AB34])/[.D34]" office:value-type="percentage" office:value="0.75" calcext:value-type="percentage">
            <text:p>75.00%</text:p>
          </table:table-cell>
          <table:table-cell table:style-name="ce8" table:formula="of:=([.AB34]+[.AC34]+[.AD34])/[.D34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14_615021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5]-[.J35]-[.H35])/[.D35]" office:value-type="percentage" office:value="0.75" calcext:value-type="percentage">
            <text:p>75.00%</text:p>
          </table:table-cell>
          <table:table-cell table:style-name="ce8" table:formula="of:=([.H35]+[.I35]+[.J35])/[.D35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5763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5]-[.T35]-[.R35])/[.D35]" office:value-type="percentage" office:value="0.75" calcext:value-type="percentage">
            <text:p>75.00%</text:p>
          </table:table-cell>
          <table:table-cell table:style-name="ce8" table:formula="of:=([.S35]+[.T35]+[.R35])/[.D35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38888888888889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5]-[.AD35]-[.AB35])/[.D35]" office:value-type="percentage" office:value="0.75" calcext:value-type="percentage">
            <text:p>75.00%</text:p>
          </table:table-cell>
          <table:table-cell table:style-name="ce8" table:formula="of:=([.AB35]+[.AC35]+[.AD35])/[.D35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23_759911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 as american</text:p>
          </table:table-cell>
          <table:table-cell table:style-name="ce7" office:value-type="float" office:value="0.0743055555555556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6]-[.J36]-[.H36])/[.D36]" office:value-type="percentage" office:value="0.25" calcext:value-type="percentage">
            <text:p>25.00%</text:p>
          </table:table-cell>
          <table:table-cell table:style-name="ce8" table:formula="of:=([.H36]+[.I36]+[.J36])/[.D36]" office:value-type="percentage" office:value="0.75" calcext:value-type="percentage">
            <text:p>7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50694444444444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6]-[.T36]-[.R36])/[.D36]" office:value-type="percentage" office:value="0.75" calcext:value-type="percentage">
            <text:p>75.00%</text:p>
          </table:table-cell>
          <table:table-cell table:style-name="ce8" table:formula="of:=([.S36]+[.T36]+[.R36])/[.D36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541666666666667" calcext:value-type="float">
            <text:p>0.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6]-[.AD36]-[.AB36])/[.D36]" office:value-type="percentage" office:value="0.75" calcext:value-type="percentage">
            <text:p>75.00%</text:p>
          </table:table-cell>
          <table:table-cell table:style-name="ce8" table:formula="of:=([.AB36]+[.AC36]+[.AD36])/[.D36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33_304217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 is american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7]-[.J37]-[.H37])/[.D37]" office:value-type="percentage" office:value="0.5" calcext:value-type="percentage">
            <text:p>50.00%</text:p>
          </table:table-cell>
          <table:table-cell table:style-name="ce8" table:formula="of:=([.H37]+[.I37]+[.J37])/[.D3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6388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7]-[.T37]-[.R37])/[.D37]" office:value-type="percentage" office:value="0.75" calcext:value-type="percentage">
            <text:p>75.00%</text:p>
          </table:table-cell>
          <table:table-cell table:style-name="ce8" table:formula="of:=([.S37]+[.T37]+[.R37])/[.D3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479166666666667" calcext:value-type="float">
            <text:p>0.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7]-[.AD37]-[.AB37])/[.D37]" office:value-type="percentage" office:value="0.75" calcext:value-type="percentage">
            <text:p>75.00%</text:p>
          </table:table-cell>
          <table:table-cell table:style-name="ce8" table:formula="of:=([.AB37]+[.AC37]+[.AD37])/[.D37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3:.F37])" office:value-type="float" office:value="0.07361111111" calcext:value-type="float">
            <text:p>0.07</text:p>
          </table:table-cell>
          <table:table-cell table:style-name="ce4" table:number-columns-repeated="6"/>
          <table:table-cell table:style-name="ce8" table:formula="of:=MEDIAN([.M33:.M37])" office:value-type="percentage" office:value="0.75" calcext:value-type="percentage">
            <text:p>75.00%</text:p>
          </table:table-cell>
          <table:table-cell table:style-name="ce8" table:formula="of:=MEDIAN([.N33:.N37])" office:value-type="percentage" office:value="0.25" calcext:value-type="percentage">
            <text:p>25.00%</text:p>
          </table:table-cell>
          <table:table-cell table:style-name="ce2"/>
          <table:table-cell table:style-name="ce7" table:formula="of:=MEDIAN([.P33:.P37])" office:value-type="float" office:value="0.1638888889" calcext:value-type="float">
            <text:p>0.16</text:p>
          </table:table-cell>
          <table:table-cell table:style-name="ce4" table:number-columns-repeated="6"/>
          <table:table-cell table:style-name="ce8" table:formula="of:=MEDIAN([.W33:.W37])" office:value-type="percentage" office:value="0.75" calcext:value-type="percentage">
            <text:p>75.00%</text:p>
          </table:table-cell>
          <table:table-cell table:style-name="ce8" table:formula="of:=MEDIAN([.X33:.X37])" office:value-type="percentage" office:value="0.5" calcext:value-type="percentage">
            <text:p>50.00%</text:p>
          </table:table-cell>
          <table:table-cell table:style-name="ce2"/>
          <table:table-cell table:style-name="ce7" table:formula="of:=MEDIAN([.Z33:.Z37])" office:value-type="float" office:value="0.06180555556" calcext:value-type="float">
            <text:p>0.06</text:p>
          </table:table-cell>
          <table:table-cell table:style-name="ce4" table:number-columns-repeated="6"/>
          <table:table-cell table:style-name="ce8" table:formula="of:=MEDIAN([.AG33:.AG37])" office:value-type="percentage" office:value="0.75" calcext:value-type="percentage">
            <text:p>75.00%</text:p>
          </table:table-cell>
          <table:table-cell table:style-name="ce8" table:formula="of:=MEDIAN([.AH33:.AH37])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6-41_276039.wav</text:p>
          </table:table-cell>
          <table:table-cell table:style-name="ce3" table:number-columns-spanned="1" table:number-rows-spanned="5"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ss or weapons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9]-[.J39]-[.H39])/[.D39]" office:value-type="percentage" office:value="0.333333333333333" calcext:value-type="percentage">
            <text:p>33.33%</text:p>
          </table:table-cell>
          <table:table-cell table:style-name="ce8" table:formula="of:=([.H39]+[.I39]+[.J39])/[.D39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8125" calcext:value-type="float">
            <text:p>0.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9]-[.T39]-[.R39])/[.D39]" office:value-type="percentage" office:value="0.333333333333333" calcext:value-type="percentage">
            <text:p>33.33%</text:p>
          </table:table-cell>
          <table:table-cell table:style-name="ce8" table:formula="of:=([.S39]+[.T39]+[.R39])/[.D39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other weapons</text:p>
          </table:table-cell>
          <table:table-cell table:style-name="ce7" office:value-type="float" office:value="0.0597222222222222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39]-[.AD39]-[.AB39])/[.D39]" office:value-type="percentage" office:value="0.333333333333333" calcext:value-type="percentage">
            <text:p>33.33%</text:p>
          </table:table-cell>
          <table:table-cell table:style-name="ce8" table:formula="of:=([.AB39]+[.AC39]+[.AD39])/[.D39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6-52_260319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he weapons</text:p>
          </table:table-cell>
          <table:table-cell table:style-name="ce7" office:value-type="float" office:value="0.05625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0]-[.J40]-[.H40])/[.D40]" office:value-type="percentage" office:value="0.333333333333333" calcext:value-type="percentage">
            <text:p>33.33%</text:p>
          </table:table-cell>
          <table:table-cell table:style-name="ce8" table:formula="of:=([.H40]+[.I40]+[.J40])/[.D4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86111111111111" calcext:value-type="float">
            <text:p>0.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0]-[.T40]-[.R40])/[.D40]" office:value-type="percentage" office:value="0.333333333333333" calcext:value-type="percentage">
            <text:p>33.33%</text:p>
          </table:table-cell>
          <table:table-cell table:style-name="ce8" table:formula="of:=([.S40]+[.T40]+[.R40])/[.D4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0458333333333333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0]-[.AD40]-[.AB40])/[.D40]" office:value-type="percentage" office:value="0.333333333333333" calcext:value-type="percentage">
            <text:p>33.33%</text:p>
          </table:table-cell>
          <table:table-cell table:style-name="ce8" table:formula="of:=([.AB40]+[.AC40]+[.AD40])/[.D40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03_644781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69444444444444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1]-[.J41]-[.H41])/[.D41]" office:value-type="percentage" office:value="0.666666666666667" calcext:value-type="percentage">
            <text:p>66.67%</text:p>
          </table:table-cell>
          <table:table-cell table:style-name="ce8" table:formula="of:=([.H41]+[.I41]+[.J41])/[.D41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5" calcext:value-type="float">
            <text:p>0.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1]-[.T41]-[.R41])/[.D41]" office:value-type="percentage" office:value="0.333333333333333" calcext:value-type="percentage">
            <text:p>33.33%</text:p>
          </table:table-cell>
          <table:table-cell table:style-name="ce8" table:formula="of:=([.S41]+[.T41]+[.R41])/[.D41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9" calcext:value-type="float">
            <text:p>0.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1]-[.AD41]-[.AB41])/[.D41]" office:value-type="percentage" office:value="0.333333333333333" calcext:value-type="percentage">
            <text:p>33.33%</text:p>
          </table:table-cell>
          <table:table-cell table:style-name="ce8" table:formula="of:=([.AB41]+[.AC41]+[.AD41])/[.D41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16_881013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90277777777778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2]-[.J42]-[.H42])/[.D42]" office:value-type="percentage" office:value="0.666666666666667" calcext:value-type="percentage">
            <text:p>66.67%</text:p>
          </table:table-cell>
          <table:table-cell table:style-name="ce8" table:formula="of:=([.H42]+[.I42]+[.J42])/[.D42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s all their weapons</text:p>
          </table:table-cell>
          <table:table-cell table:style-name="ce7" office:value-type="float" office:value="3.4" calcext:value-type="float">
            <text:p>3.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42]-[.T42]-[.R42])/[.D42]" office:value-type="percentage" office:value="0.333333333333333" calcext:value-type="percentage">
            <text:p>33.33%</text:p>
          </table:table-cell>
          <table:table-cell table:style-name="ce8" table:formula="of:=([.S42]+[.T42]+[.R42])/[.D42]" office:value-type="percentage" office:value="1" calcext:value-type="percentage">
            <text:p>100.00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0493055555555556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2]-[.AD42]-[.AB42])/[.D42]" office:value-type="percentage" office:value="0.333333333333333" calcext:value-type="percentage">
            <text:p>33.33%</text:p>
          </table:table-cell>
          <table:table-cell table:style-name="ce8" table:formula="of:=([.AB42]+[.AC42]+[.AD42])/[.D42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30_463975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69444444444444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3]-[.J43]-[.H43])/[.D43]" office:value-type="percentage" office:value="0.666666666666667" calcext:value-type="percentage">
            <text:p>66.67%</text:p>
          </table:table-cell>
          <table:table-cell table:style-name="ce8" table:formula="of:=([.H43]+[.I43]+[.J43])/[.D43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s all their weapons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43]-[.T43]-[.R43])/[.D43]" office:value-type="percentage" office:value="0.333333333333333" calcext:value-type="percentage">
            <text:p>33.33%</text:p>
          </table:table-cell>
          <table:table-cell table:style-name="ce8" table:formula="of:=([.S43]+[.T43]+[.R43])/[.D43]" office:value-type="percentage" office:value="1" calcext:value-type="percentage">
            <text:p>100.00%</text:p>
          </table:table-cell>
          <table:table-cell table:style-name="ce2" office:value-type="string" calcext:value-type="string">
            <text:p>weapons</text:p>
          </table:table-cell>
          <table:table-cell table:style-name="ce7" office:value-type="float" office:value="0.0451388888888889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3]-[.AD43]-[.AB43])/[.D43]" office:value-type="percentage" office:value="0.333333333333333" calcext:value-type="percentage">
            <text:p>33.33%</text:p>
          </table:table-cell>
          <table:table-cell table:style-name="ce8" table:formula="of:=([.AB43]+[.AC43]+[.AD43])/[.D43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9:.F43])" office:value-type="float" office:value="0.05694444444" calcext:value-type="float">
            <text:p>0.06</text:p>
          </table:table-cell>
          <table:table-cell table:style-name="ce4" table:number-columns-repeated="6"/>
          <table:table-cell table:style-name="ce8" table:formula="of:=MEDIAN([.M39:.M43])" office:value-type="percentage" office:value="0.666666666666667" calcext:value-type="percentage">
            <text:p>66.67%</text:p>
          </table:table-cell>
          <table:table-cell table:style-name="ce8" table:formula="of:=MEDIAN([.N39:.N43])" office:value-type="percentage" office:value="0.333333333333333" calcext:value-type="percentage">
            <text:p>33.33%</text:p>
          </table:table-cell>
          <table:table-cell table:style-name="ce2"/>
          <table:table-cell table:style-name="ce7" table:formula="of:=MEDIAN([.P39:.P43])" office:value-type="float" office:value="0.18125" calcext:value-type="float">
            <text:p>0.18</text:p>
          </table:table-cell>
          <table:table-cell table:style-name="ce4" table:number-columns-repeated="6"/>
          <table:table-cell table:style-name="ce8" table:formula="of:=MEDIAN([.W39:.W43])" office:value-type="percentage" office:value="0.333333333333333" calcext:value-type="percentage">
            <text:p>33.33%</text:p>
          </table:table-cell>
          <table:table-cell table:style-name="ce8" table:formula="of:=MEDIAN([.X39:.X43])" office:value-type="percentage" office:value="0.666666666666667" calcext:value-type="percentage">
            <text:p>66.67%</text:p>
          </table:table-cell>
          <table:table-cell table:style-name="ce2"/>
          <table:table-cell table:style-name="ce7" table:formula="of:=MEDIAN([.Z39:.Z43])" office:value-type="float" office:value="0.04930555556" calcext:value-type="float">
            <text:p>0.05</text:p>
          </table:table-cell>
          <table:table-cell table:style-name="ce4" table:number-columns-repeated="6"/>
          <table:table-cell table:style-name="ce8" table:formula="of:=MEDIAN([.AG39:.AG43])" office:value-type="percentage" office:value="0.333333333333333" calcext:value-type="percentage">
            <text:p>33.33%</text:p>
          </table:table-cell>
          <table:table-cell table:style-name="ce8" table:formula="of:=MEDIAN([.AH39:.AH43])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06_104105.wav</text:p>
          </table:table-cell>
          <table:table-cell table:style-name="ce3" office:value-type="float" office:value="8" calcext:value-type="float" table:number-columns-spanned="1" table:number-rows-spanned="6">
            <text:p>8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embles tacuba</text:p>
          </table:table-cell>
          <table:table-cell table:style-name="ce7" office:value-type="float" office:value="0.10625" calcext:value-type="float">
            <text:p>0.1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5]-[.J45]-[.H45])/[.D45]" office:value-type="percentage" office:value="0" calcext:value-type="percentage">
            <text:p>0.00%</text:p>
          </table:table-cell>
          <table:table-cell table:style-name="ce8" table:formula="of:=([.H45]+[.I45]+[.J45])/[.D45]" office:value-type="percentage" office:value="1" calcext:value-type="percentage">
            <text:p>10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7" office:value-type="float" office:value="0.191666666666667" calcext:value-type="float">
            <text:p>0.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5]-[.T45]-[.R45])/[.D45]" office:value-type="percentage" office:value="0.833333333333333" calcext:value-type="percentage">
            <text:p>83.33%</text:p>
          </table:table-cell>
          <table:table-cell table:style-name="ce8" table:formula="of:=([.S45]+[.T45]+[.R45])/[.D45]" office:value-type="percentage" office:value="0.166666666666667" calcext:value-type="percentage">
            <text:p>16.67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5]-[.AD45]-[.AB45])/[.D45]" office:value-type="percentage" office:value="0.833333333333333" calcext:value-type="percentage">
            <text:p>83.33%</text:p>
          </table:table-cell>
          <table:table-cell table:style-name="ce8" table:formula="of:=([.AB45]+[.AC45]+[.AD45])/[.D45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18_175009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emites to cuba</text:p>
          </table:table-cell>
          <table:table-cell table:style-name="ce7" office:value-type="float" office:value="0.0979166666666667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6]-[.J46]-[.H46])/[.D46]" office:value-type="percentage" office:value="0.333333333333333" calcext:value-type="percentage">
            <text:p>33.33%</text:p>
          </table:table-cell>
          <table:table-cell table:style-name="ce8" table:formula="of:=([.H46]+[.I46]+[.J46])/[.D46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7" office:value-type="float" office:value="0.175694444444444" calcext:value-type="float">
            <text:p>0.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6]-[.T46]-[.R46])/[.D46]" office:value-type="percentage" office:value="0.666666666666667" calcext:value-type="percentage">
            <text:p>66.67%</text:p>
          </table:table-cell>
          <table:table-cell table:style-name="ce8" table:formula="of:=([.S46]+[.T46]+[.R46])/[.D46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423611111111111" calcext:value-type="float">
            <text:p>0.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6]-[.AD46]-[.AB46])/[.D46]" office:value-type="percentage" office:value="0.833333333333333" calcext:value-type="percentage">
            <text:p>83.33%</text:p>
          </table:table-cell>
          <table:table-cell table:style-name="ce8" table:formula="of:=([.AB46]+[.AC46]+[.AD46])/[.D46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34_217028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7" office:value-type="float" office:value="0.102083333333333" calcext:value-type="float">
            <text:p>0.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7]-[.J47]-[.H47])/[.D47]" office:value-type="percentage" office:value="0.5" calcext:value-type="percentage">
            <text:p>50.00%</text:p>
          </table:table-cell>
          <table:table-cell table:style-name="ce8" table:formula="of:=([.H47]+[.I47]+[.J47])/[.D4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7" office:value-type="float" office:value="0.251388888888889" calcext:value-type="float">
            <text:p>0.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7]-[.T47]-[.R47])/[.D47]" office:value-type="percentage" office:value="0.666666666666667" calcext:value-type="percentage">
            <text:p>66.67%</text:p>
          </table:table-cell>
          <table:table-cell table:style-name="ce8" table:formula="of:=([.S47]+[.T47]+[.R47])/[.D47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7]-[.AD47]-[.AB47])/[.D47]" office:value-type="percentage" office:value="0.833333333333333" calcext:value-type="percentage">
            <text:p>83.33%</text:p>
          </table:table-cell>
          <table:table-cell table:style-name="ce8" table:formula="of:=([.AB47]+[.AC47]+[.AD47])/[.D47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49_104210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assembles to cuba</text:p>
          </table:table-cell>
          <table:table-cell table:style-name="ce7" office:value-type="float" office:value="0.101388888888889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8]-[.J48]-[.H48])/[.D48]" office:value-type="percentage" office:value="0.333333333333333" calcext:value-type="percentage">
            <text:p>33.33%</text:p>
          </table:table-cell>
          <table:table-cell table:style-name="ce8" table:formula="of:=([.H48]+[.I48]+[.J48])/[.D48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colonel less else missiles to cuba</text:p>
          </table:table-cell>
          <table:table-cell table:style-name="ce7" office:value-type="float" office:value="4.7" calcext:value-type="float">
            <text:p>4.7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8]-[.T48]-[.R48])/[.D48]" office:value-type="percentage" office:value="0.666666666666667" calcext:value-type="percentage">
            <text:p>66.67%</text:p>
          </table:table-cell>
          <table:table-cell table:style-name="ce8" table:formula="of:=([.S48]+[.T48]+[.R48])/[.D48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06944444444444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8]-[.AD48]-[.AB48])/[.D48]" office:value-type="percentage" office:value="0.833333333333333" calcext:value-type="percentage">
            <text:p>83.33%</text:p>
          </table:table-cell>
          <table:table-cell table:style-name="ce8" table:formula="of:=([.AB48]+[.AC48]+[.AD48])/[.D48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7-12_232964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7" office:value-type="float" office:value="0.0895833333333333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9]-[.J49]-[.H49])/[.D49]" office:value-type="percentage" office:value="0.5" calcext:value-type="percentage">
            <text:p>50.00%</text:p>
          </table:table-cell>
          <table:table-cell table:style-name="ce8" table:formula="of:=([.H49]+[.I49]+[.J49])/[.D49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7" office:value-type="float" office:value="0.190277777777778" calcext:value-type="float">
            <text:p>0.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9]-[.T49]-[.R49])/[.D49]" office:value-type="percentage" office:value="0.833333333333333" calcext:value-type="percentage">
            <text:p>83.33%</text:p>
          </table:table-cell>
          <table:table-cell table:style-name="ce8" table:formula="of:=([.S49]+[.T49]+[.R49])/[.D49]" office:value-type="percentage" office:value="0.166666666666667" calcext:value-type="percentage">
            <text:p>16.67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20833333333333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49]-[.AD49]-[.AB49])/[.D49]" office:value-type="percentage" office:value="0.833333333333333" calcext:value-type="percentage">
            <text:p>83.33%</text:p>
          </table:table-cell>
          <table:table-cell table:style-name="ce8" table:formula="of:=([.AB49]+[.AC49]+[.AD49])/[.D49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7-26_586372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embles to cuba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0]-[.J50]-[.H50])/[.D50]" office:value-type="percentage" office:value="0.333333333333333" calcext:value-type="percentage">
            <text:p>33.33%</text:p>
          </table:table-cell>
          <table:table-cell table:style-name="ce8" table:formula="of:=([.H50]+[.I50]+[.J50])/[.D5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colonel what else missiles to cuba</text:p>
          </table:table-cell>
          <table:table-cell table:style-name="ce7" office:value-type="float" office:value="0.16875" calcext:value-type="float">
            <text:p>0.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0]-[.T50]-[.R50])/[.D50]" office:value-type="percentage" office:value="0.666666666666667" calcext:value-type="percentage">
            <text:p>66.67%</text:p>
          </table:table-cell>
          <table:table-cell table:style-name="ce8" table:formula="of:=([.S50]+[.T50]+[.R50])/[.D50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34722222222222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0]-[.AD50]-[.AB50])/[.D50]" office:value-type="percentage" office:value="0.833333333333333" calcext:value-type="percentage">
            <text:p>83.33%</text:p>
          </table:table-cell>
          <table:table-cell table:style-name="ce8" table:formula="of:=([.AB50]+[.AC50]+[.AD50])/[.D50]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45:.F50])" office:value-type="float" office:value="0.09965277778" calcext:value-type="float">
            <text:p>0.10</text:p>
          </table:table-cell>
          <table:table-cell table:style-name="ce4" table:number-columns-repeated="6"/>
          <table:table-cell table:style-name="ce8" table:formula="of:=MEDIAN([.M45:.M50])" office:value-type="percentage" office:value="0.333333333333333" calcext:value-type="percentage">
            <text:p>33.33%</text:p>
          </table:table-cell>
          <table:table-cell table:style-name="ce8" table:formula="of:=MEDIAN([.N45:.N50])" office:value-type="percentage" office:value="0.666666666666667" calcext:value-type="percentage">
            <text:p>66.67%</text:p>
          </table:table-cell>
          <table:table-cell table:style-name="ce2"/>
          <table:table-cell table:style-name="ce7" table:formula="of:=MEDIAN([.P45:.P50])" office:value-type="float" office:value="0.1909722222" calcext:value-type="float">
            <text:p>0.19</text:p>
          </table:table-cell>
          <table:table-cell table:style-name="ce4" table:number-columns-repeated="6"/>
          <table:table-cell table:style-name="ce8" table:formula="of:=MEDIAN([.W45:.W50])" office:value-type="percentage" office:value="0.666666666666667" calcext:value-type="percentage">
            <text:p>66.67%</text:p>
          </table:table-cell>
          <table:table-cell table:style-name="ce8" table:formula="of:=MEDIAN([.X45:.X50])" office:value-type="percentage" office:value="0.333333333333333" calcext:value-type="percentage">
            <text:p>33.33%</text:p>
          </table:table-cell>
          <table:table-cell table:style-name="ce2"/>
          <table:table-cell table:style-name="ce7" table:formula="of:=MEDIAN([.Z45:.Z50])" office:value-type="float" office:value="0.05138888889" calcext:value-type="float">
            <text:p>0.05</text:p>
          </table:table-cell>
          <table:table-cell table:style-name="ce4" table:number-columns-repeated="6"/>
          <table:table-cell table:style-name="ce8" table:formula="of:=MEDIAN([.AG45:.AG50])" office:value-type="percentage" office:value="0.833333333333333" calcext:value-type="percentage">
            <text:p>83.33%</text:p>
          </table:table-cell>
          <table:table-cell table:style-name="ce8" table:formula="of:=MEDIAN([.AH45:.AH50])" office:value-type="percentage" office:value="0.166666666666667" calcext:value-type="percentage">
            <text:p>1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8-20_518541.wav</text:p>
          </table:table-cell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ells weapons to a hostile nation than american is a criminal</text:p>
          </table:table-cell>
          <table:table-cell table:style-name="ce7" office:value-type="float" office:value="0.193055555555556" calcext:value-type="float">
            <text:p>0.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2]-[.J52]-[.H52])/[.D52]" office:value-type="percentage" office:value="0.785714285714286" calcext:value-type="percentage">
            <text:p>78.57%</text:p>
          </table:table-cell>
          <table:table-cell table:style-name="ce8" table:formula="of:=([.H52]+[.I52]+[.J52])/[.D52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297916666666667" calcext:value-type="float">
            <text:p>0.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2]-[.T52]-[.R52])/[.D52]" office:value-type="percentage" office:value="0.785714285714286" calcext:value-type="percentage">
            <text:p>78.57%</text:p>
          </table:table-cell>
          <table:table-cell table:style-name="ce8" table:formula="of:=([.S52]+[.T52]+[.R52])/[.D52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2]-[.AD52]-[.AB52])/[.D52]" office:value-type="percentage" office:value="0.928571428571429" calcext:value-type="percentage">
            <text:p>92.86%</text:p>
          </table:table-cell>
          <table:table-cell table:style-name="ce8" table:formula="of:=([.AB52]+[.AC52]+[.AD52])/[.D52]" office:value-type="percentage" office:value="0.0714285714285714" calcext:value-type="percentage">
            <text:p>7.1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8-39_967892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n american is a criminal</text:p>
          </table:table-cell>
          <table:table-cell table:style-name="ce7" office:value-type="float" office:value="0.179861111111111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3]-[.J53]-[.H53])/[.D53]" office:value-type="percentage" office:value="0.785714285714286" calcext:value-type="percentage">
            <text:p>78.57%</text:p>
          </table:table-cell>
          <table:table-cell table:style-name="ce8" table:formula="of:=([.H53]+[.I53]+[.J53])/[.D53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7" office:value-type="float" office:value="0.308333333333333" calcext:value-type="float">
            <text:p>0.3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[.D53]-[.T53]-[.R53])/[.D53]" office:value-type="percentage" office:value="0.642857142857143" calcext:value-type="percentage">
            <text:p>64.29%</text:p>
          </table:table-cell>
          <table:table-cell table:style-name="ce8" table:formula="of:=([.S53]+[.T53]+[.R53])/[.D53]" office:value-type="percentage" office:value="0.357142857142857" calcext:value-type="percentage">
            <text:p>35.71%</text:p>
          </table:table-cell>
          <table:table-cell table:style-name="ce2" office:value-type="string" calcext:value-type="string">
            <text:p>when in American sells weapons to a hostile nation that American is a criminal</text:p>
          </table:table-cell>
          <table:table-cell table:style-name="ce7" office:value-type="float" office:value="0.0840277777777778" calcext:value-type="float">
            <text:p>0.0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3]-[.AD53]-[.AB53])/[.D53]" office:value-type="percentage" office:value="0.928571428571429" calcext:value-type="percentage">
            <text:p>92.86%</text:p>
          </table:table-cell>
          <table:table-cell table:style-name="ce8" table:formula="of:=([.AB53]+[.AC53]+[.AD53])/[.D53]" office:value-type="percentage" office:value="0.0714285714285714" calcext:value-type="percentage">
            <text:p>7.1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06_810116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7" office:value-type="float" office:value="0.176388888888889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4]-[.J54]-[.H54])/[.D54]" office:value-type="percentage" office:value="0.714285714285714" calcext:value-type="percentage">
            <text:p>71.43%</text:p>
          </table:table-cell>
          <table:table-cell table:style-name="ce8" table:formula="of:=([.H54]+[.I54]+[.J54])/[.D54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309027777777778" calcext:value-type="float">
            <text:p>0.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4]-[.T54]-[.R54])/[.D54]" office:value-type="percentage" office:value="0.785714285714286" calcext:value-type="percentage">
            <text:p>78.57%</text:p>
          </table:table-cell>
          <table:table-cell table:style-name="ce8" table:formula="of:=([.S54]+[.T54]+[.R54])/[.D54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7" office:value-type="float" office:value="0.0805555555555556" calcext:value-type="float">
            <text:p>0.0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4]-[.AD54]-[.AB54])/[.D54]" office:value-type="percentage" office:value="0.857142857142857" calcext:value-type="percentage">
            <text:p>85.71%</text:p>
          </table:table-cell>
          <table:table-cell table:style-name="ce8" table:formula="of:=([.AB54]+[.AC54]+[.AD54])/[.D54]" office:value-type="percentage" office:value="0.142857142857143" calcext:value-type="percentage">
            <text:p>14.29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27_261169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7" office:value-type="float" office:value="3.8" calcext:value-type="float">
            <text:p>3.8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5]-[.J55]-[.H55])/[.D55]" office:value-type="percentage" office:value="0.714285714285714" calcext:value-type="percentage">
            <text:p>71.43%</text:p>
          </table:table-cell>
          <table:table-cell table:style-name="ce8" table:formula="of:=([.H55]+[.I55]+[.J55])/[.D55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7" office:value-type="float" office:value="0.295833333333333" calcext:value-type="float">
            <text:p>0.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[.D55]-[.T55]-[.R55])/[.D55]" office:value-type="percentage" office:value="0.642857142857143" calcext:value-type="percentage">
            <text:p>64.29%</text:p>
          </table:table-cell>
          <table:table-cell table:style-name="ce8" table:formula="of:=([.S55]+[.T55]+[.R55])/[.D55]" office:value-type="percentage" office:value="0.357142857142857" calcext:value-type="percentage">
            <text:p>35.71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7" office:value-type="float" office:value="0.0993055555555556" calcext:value-type="float">
            <text:p>0.1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55]-[.AD55]-[.AB55])/[.D55]" office:value-type="percentage" office:value="1" calcext:value-type="percentage">
            <text:p>100.00%</text:p>
          </table:table-cell>
          <table:table-cell table:style-name="ce8" table:formula="of:=([.AB55]+[.AC55]+[.AD55])/[.D5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53_348888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n is a criminal</text:p>
          </table:table-cell>
          <table:table-cell table:style-name="ce7" office:value-type="float" office:value="0.184027777777778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56]-[.J56]-[.H56])/[.D56]" office:value-type="percentage" office:value="0.785714285714286" calcext:value-type="percentage">
            <text:p>78.57%</text:p>
          </table:table-cell>
          <table:table-cell table:style-name="ce8" table:formula="of:=([.H56]+[.I56]+[.J56])/[.D56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302777777777778" calcext:value-type="float">
            <text:p>0.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56]-[.T56]-[.R56])/[.D56]" office:value-type="percentage" office:value="0.785714285714286" calcext:value-type="percentage">
            <text:p>78.57%</text:p>
          </table:table-cell>
          <table:table-cell table:style-name="ce8" table:formula="of:=([.S56]+[.T56]+[.R56])/[.D56]" office:value-type="percentage" office:value="0.214285714285714" calcext:value-type="percentage">
            <text:p>21.43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7" office:value-type="float" office:value="0.0673611111111111" calcext:value-type="float">
            <text:p>0.07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56]-[.AD56]-[.AB56])/[.D56]" office:value-type="percentage" office:value="1" calcext:value-type="percentage">
            <text:p>100.00%</text:p>
          </table:table-cell>
          <table:table-cell table:style-name="ce8" table:formula="of:=([.AB56]+[.AC56]+[.AD56])/[.D56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52:.F56])" office:value-type="float" office:value="0.1840277778" calcext:value-type="float">
            <text:p>0.18</text:p>
          </table:table-cell>
          <table:table-cell table:style-name="ce4" table:number-columns-repeated="6"/>
          <table:table-cell table:style-name="ce8" table:formula="of:=MEDIAN([.M52:.M56])" office:value-type="percentage" office:value="0.785714285714286" calcext:value-type="percentage">
            <text:p>78.57%</text:p>
          </table:table-cell>
          <table:table-cell table:style-name="ce8" table:formula="of:=MEDIAN([.N52:.N56])" office:value-type="percentage" office:value="0.214285714285714" calcext:value-type="percentage">
            <text:p>21.43%</text:p>
          </table:table-cell>
          <table:table-cell table:style-name="ce2"/>
          <table:table-cell table:style-name="ce7" table:formula="of:=MEDIAN([.P52:.P56])" office:value-type="float" office:value="0.3027777778" calcext:value-type="float">
            <text:p>0.30</text:p>
          </table:table-cell>
          <table:table-cell table:style-name="ce4" table:number-columns-repeated="6"/>
          <table:table-cell table:style-name="ce8" table:formula="of:=MEDIAN([.W52:.W56])" office:value-type="percentage" office:value="0.785714285714286" calcext:value-type="percentage">
            <text:p>78.57%</text:p>
          </table:table-cell>
          <table:table-cell table:style-name="ce8" table:formula="of:=MEDIAN([.X52:.X56])" office:value-type="percentage" office:value="0.214285714285714" calcext:value-type="percentage">
            <text:p>21.43%</text:p>
          </table:table-cell>
          <table:table-cell table:style-name="ce2"/>
          <table:table-cell table:style-name="ce7" table:formula="of:=MEDIAN([.Z52:.Z56])" office:value-type="float" office:value="0.08055555556" calcext:value-type="float">
            <text:p>0.08</text:p>
          </table:table-cell>
          <table:table-cell table:style-name="ce4" table:number-columns-repeated="6"/>
          <table:table-cell table:style-name="ce8" table:formula="of:=MEDIAN([.AG52:.AG56])" office:value-type="percentage" office:value="0.928571428571429" calcext:value-type="percentage">
            <text:p>92.86%</text:p>
          </table:table-cell>
          <table:table-cell table:style-name="ce8" table:formula="of:=MEDIAN([.AH52:.AH56])" office:value-type="percentage" office:value="0.0714285714285714" calcext:value-type="percentage">
            <text:p>7.1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0-39_156476.wav</text:p>
          </table:table-cell>
          <table:table-cell table:style-name="ce3" office:value-type="float" office:value="10" calcext:value-type="float" table:number-columns-spanned="1" table:number-rows-spanned="6">
            <text:p>10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7" office:value-type="float" office:value="0.0770833333333334" calcext:value-type="float">
            <text:p>0.0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8]-[.J58]-[.H58])/[.D58]" office:value-type="percentage" office:value="0.8" calcext:value-type="percentage">
            <text:p>80.00%</text:p>
          </table:table-cell>
          <table:table-cell table:style-name="ce8" table:formula="of:=([.H58]+[.I58]+[.J58])/[.D5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388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8]-[.T58]-[.R58])/[.D58]" office:value-type="percentage" office:value="1" calcext:value-type="percentage">
            <text:p>100.00%</text:p>
          </table:table-cell>
          <table:table-cell table:style-name="ce8" table:formula="of:=([.S58]+[.T58]+[.R58])/[.D58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90277777777778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8]-[.AD58]-[.AB58])/[.D58]" office:value-type="percentage" office:value="0.8" calcext:value-type="percentage">
            <text:p>80.00%</text:p>
          </table:table-cell>
          <table:table-cell table:style-name="ce8" table:formula="of:=([.AB58]+[.AC58]+[.AD58])/[.D58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0-51_538298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7" office:value-type="float" office:value="0.0715277777777778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9]-[.J59]-[.H59])/[.D59]" office:value-type="percentage" office:value="0.8" calcext:value-type="percentage">
            <text:p>80.00%</text:p>
          </table:table-cell>
          <table:table-cell table:style-name="ce8" table:formula="of:=([.H59]+[.I59]+[.J59])/[.D59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875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9]-[.T59]-[.R59])/[.D59]" office:value-type="percentage" office:value="1" calcext:value-type="percentage">
            <text:p>100.00%</text:p>
          </table:table-cell>
          <table:table-cell table:style-name="ce8" table:formula="of:=([.S59]+[.T59]+[.R59])/[.D59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59]-[.AD59]-[.AB59])/[.D59]" office:value-type="percentage" office:value="0.8" calcext:value-type="percentage">
            <text:p>80.00%</text:p>
          </table:table-cell>
          <table:table-cell table:style-name="ce8" table:formula="of:=([.AB59]+[.AC59]+[.AD59])/[.D59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03_884254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01388888888889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0]-[.J60]-[.H60])/[.D60]" office:value-type="percentage" office:value="0.6" calcext:value-type="percentage">
            <text:p>60.00%</text:p>
          </table:table-cell>
          <table:table-cell table:style-name="ce8" table:formula="of:=([.H60]+[.I60]+[.J60])/[.D60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46527777777778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0]-[.T60]-[.R60])/[.D60]" office:value-type="percentage" office:value="1" calcext:value-type="percentage">
            <text:p>100.00%</text:p>
          </table:table-cell>
          <table:table-cell table:style-name="ce8" table:formula="of:=([.S60]+[.T60]+[.R60])/[.D60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9" calcext:value-type="float">
            <text:p>0.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0]-[.AD60]-[.AB60])/[.D60]" office:value-type="percentage" office:value="0.8" calcext:value-type="percentage">
            <text:p>80.00%</text:p>
          </table:table-cell>
          <table:table-cell table:style-name="ce8" table:formula="of:=([.AB60]+[.AC60]+[.AD60])/[.D60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16_499634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1]-[.J61]-[.H61])/[.D61]" office:value-type="percentage" office:value="0.6" calcext:value-type="percentage">
            <text:p>60.00%</text:p>
          </table:table-cell>
          <table:table-cell table:style-name="ce8" table:formula="of:=([.H61]+[.I61]+[.J61])/[.D61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1]-[.T61]-[.R61])/[.D61]" office:value-type="percentage" office:value="1" calcext:value-type="percentage">
            <text:p>100.00%</text:p>
          </table:table-cell>
          <table:table-cell table:style-name="ce8" table:formula="of:=([.S61]+[.T61]+[.R61])/[.D61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1]-[.AD61]-[.AB61])/[.D61]" office:value-type="percentage" office:value="0.8" calcext:value-type="percentage">
            <text:p>80.00%</text:p>
          </table:table-cell>
          <table:table-cell table:style-name="ce8" table:formula="of:=([.AB61]+[.AC61]+[.AD61])/[.D61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27_338101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22222222222222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2]-[.J62]-[.H62])/[.D62]" office:value-type="percentage" office:value="0.6" calcext:value-type="percentage">
            <text:p>60.00%</text:p>
          </table:table-cell>
          <table:table-cell table:style-name="ce8" table:formula="of:=([.H62]+[.I62]+[.J62])/[.D62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72916666666667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2]-[.T62]-[.R62])/[.D62]" office:value-type="percentage" office:value="1" calcext:value-type="percentage">
            <text:p>100.00%</text:p>
          </table:table-cell>
          <table:table-cell table:style-name="ce8" table:formula="of:=([.S62]+[.T62]+[.R62])/[.D62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2]-[.AD62]-[.AB62])/[.D62]" office:value-type="percentage" office:value="0.8" calcext:value-type="percentage">
            <text:p>80.00%</text:p>
          </table:table-cell>
          <table:table-cell table:style-name="ce8" table:formula="of:=([.AB62]+[.AC62]+[.AD62])/[.D62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39_830706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84722222222222" calcext:value-type="float">
            <text:p>0.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3]-[.J63]-[.H63])/[.D63]" office:value-type="percentage" office:value="0.6" calcext:value-type="percentage">
            <text:p>60.00%</text:p>
          </table:table-cell>
          <table:table-cell table:style-name="ce8" table:formula="of:=([.H63]+[.I63]+[.J63])/[.D63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9444444444444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3]-[.T63]-[.R63])/[.D63]" office:value-type="percentage" office:value="1" calcext:value-type="percentage">
            <text:p>100.00%</text:p>
          </table:table-cell>
          <table:table-cell table:style-name="ce8" table:formula="of:=([.S63]+[.T63]+[.R63])/[.D63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423611111111111" calcext:value-type="float">
            <text:p>0.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3]-[.AD63]-[.AB63])/[.D63]" office:value-type="percentage" office:value="0.8" calcext:value-type="percentage">
            <text:p>80.00%</text:p>
          </table:table-cell>
          <table:table-cell table:style-name="ce8" table:formula="of:=([.AB63]+[.AC63]+[.AD63])/[.D63]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58:.F63])" office:value-type="float" office:value="0.07291666667" calcext:value-type="float">
            <text:p>0.07</text:p>
          </table:table-cell>
          <table:table-cell table:style-name="ce4" table:number-columns-repeated="6"/>
          <table:table-cell table:style-name="ce8" table:formula="of:=MEDIAN([.M58:.M63])" office:value-type="percentage" office:value="0.6" calcext:value-type="percentage">
            <text:p>60.00%</text:p>
          </table:table-cell>
          <table:table-cell table:style-name="ce8" table:formula="of:=MEDIAN([.N58:.N63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P58:.P63])" office:value-type="float" office:value="0.1663194444" calcext:value-type="float">
            <text:p>0.17</text:p>
          </table:table-cell>
          <table:table-cell table:style-name="ce4" table:number-columns-repeated="6"/>
          <table:table-cell table:style-name="ce8" table:formula="of:=MEDIAN([.W58:.W63])" office:value-type="percentage" office:value="1" calcext:value-type="percentage">
            <text:p>100.00%</text:p>
          </table:table-cell>
          <table:table-cell table:style-name="ce8" table:formula="of:=MEDIAN([.X58:.X63])" office:value-type="percentage" office:value="0" calcext:value-type="percentage">
            <text:p>0.00%</text:p>
          </table:table-cell>
          <table:table-cell table:style-name="ce2"/>
          <table:table-cell table:style-name="ce7" table:formula="of:=MEDIAN([.Z58:.Z63])" office:value-type="float" office:value="0.05868055556" calcext:value-type="float">
            <text:p>0.06</text:p>
          </table:table-cell>
          <table:table-cell table:style-name="ce4" table:number-columns-repeated="6"/>
          <table:table-cell table:style-name="ce8" table:formula="of:=MEDIAN([.AG58:.AG63])" office:value-type="percentage" office:value="0.8" calcext:value-type="percentage">
            <text:p>80.00%</text:p>
          </table:table-cell>
          <table:table-cell table:style-name="ce8" table:formula="of:=MEDIAN([.AH58:.AH63])" office:value-type="percentage" office:value="0.2" calcext:value-type="percentage">
            <text:p>20.00%</text:p>
          </table:table-cell>
          <table:table-cell table:number-columns-repeated="990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 and graphs" table:style-name="ta2"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13" table:default-cell-style-name="Default"/>
        <table:table-row table:style-name="ro4"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3" table:number-rows-spanned="1">
            <text:p>Deep Speech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phinx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Google</text:p>
          </table:table-cell>
          <table:covered-table-cell table:number-columns-repeated="2"/>
          <table:table-cell table:style-name="ce15" table:number-columns-repeated="18"/>
          <table:table-cell table:number-columns-repeated="996"/>
        </table:table-row>
        <table:table-row table:style-name="ro4">
          <table:covered-table-cell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5" table:number-columns-repeated="18"/>
          <table:table-cell table:number-columns-repeated="996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3" table:formula="of:=[$Data.F9]" office:value-type="float" office:value="0.1256944444" calcext:value-type="float">
            <text:p>0.13</text:p>
          </table:table-cell>
          <table:table-cell table:style-name="ce14" table:formula="of:=[$Data.M9]" office:value-type="percentage" office:value="0.9" calcext:value-type="percentage">
            <text:p>90.00%</text:p>
          </table:table-cell>
          <table:table-cell table:style-name="ce14" table:formula="of:=[$Data.N9]" office:value-type="percentage" office:value="0.1" calcext:value-type="percentage">
            <text:p>10.00%</text:p>
          </table:table-cell>
          <table:table-cell table:style-name="ce13" table:formula="of:=[$Data.P9]" office:value-type="float" office:value="0.259375" calcext:value-type="float">
            <text:p>0.26</text:p>
          </table:table-cell>
          <table:table-cell table:style-name="ce14" table:formula="of:=[$Data.W9]" office:value-type="percentage" office:value="0.7" calcext:value-type="percentage">
            <text:p>70.00%</text:p>
          </table:table-cell>
          <table:table-cell table:style-name="ce14" table:formula="of:=[$Data.X9]" office:value-type="percentage" office:value="0.4" calcext:value-type="percentage">
            <text:p>40.00%</text:p>
          </table:table-cell>
          <table:table-cell table:style-name="ce13" table:formula="of:=[$Data.Z9]" office:value-type="float" office:value="0.05833333333" calcext:value-type="float">
            <text:p>0.06</text:p>
          </table:table-cell>
          <table:table-cell table:style-name="ce14" table:formula="of:=[$Data.AG9]" office:value-type="percentage" office:value="0.9" calcext:value-type="percentage">
            <text:p>90.00%</text:p>
          </table:table-cell>
          <table:table-cell table:style-name="ce14" table:formula="of:=[$Data.AH9]" office:value-type="percentage" office:value="0.1" calcext:value-type="percentage">
            <text:p>10.00%</text:p>
          </table:table-cell>
          <table:table-cell table:style-name="ce16"/>
          <table:table-cell table:style-name="ce16">
            <draw:frame table:end-cell-address="'Tables and graphs'.Q21" table:end-x="57.74pt" table:end-y="9.72pt" draw:z-index="0" draw:name="Chart 1" draw:style-name="gr1" draw:text-style-name="P1" svg:width="449.97pt" svg:height="278.22pt" svg:x="8.53pt" svg:y="15pt">
              <draw:object draw:notify-on-update-of-ranges="'Tables and graphs'.A3:'Tables and graphs'.A12 'Tables and graphs'.B3:'Tables and graphs'.B12 'Tables and graphs'.E3:'Tables and graphs'.E12 'Tables and graphs'.H3:'Tables and graphs'.H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" table:number-columns-repeated="16"/>
          <table:table-cell table:number-columns-repeated="996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3" table:formula="of:=[$Data.F15]" office:value-type="float" office:value="0.09236111111" calcext:value-type="float">
            <text:p>0.09</text:p>
          </table:table-cell>
          <table:table-cell table:style-name="ce14" table:formula="of:=[$Data.M15]" office:value-type="percentage" office:value="0.7142857143" calcext:value-type="percentage">
            <text:p>71.43%</text:p>
          </table:table-cell>
          <table:table-cell table:style-name="ce14" table:formula="of:=[$Data.N15]" office:value-type="percentage" office:value="0.2857142857" calcext:value-type="percentage">
            <text:p>28.57%</text:p>
          </table:table-cell>
          <table:table-cell table:style-name="ce13" table:formula="of:=[$Data.P15]" office:value-type="float" office:value="0.2201388889" calcext:value-type="float">
            <text:p>0.22</text:p>
          </table:table-cell>
          <table:table-cell table:style-name="ce14" table:formula="of:=[$Data.W15]" office:value-type="percentage" office:value="0.7142857143" calcext:value-type="percentage">
            <text:p>71.43%</text:p>
          </table:table-cell>
          <table:table-cell table:style-name="ce14" table:formula="of:=[$Data.X15]" office:value-type="percentage" office:value="0.4285714286" calcext:value-type="percentage">
            <text:p>42.86%</text:p>
          </table:table-cell>
          <table:table-cell table:style-name="ce13" table:formula="of:=[$Data.Z15]" office:value-type="float" office:value="0.04305555556" calcext:value-type="float">
            <text:p>0.04</text:p>
          </table:table-cell>
          <table:table-cell table:style-name="ce14" table:formula="of:=[$Data.AG15]" office:value-type="percentage" office:value="1" calcext:value-type="percentage">
            <text:p>100.00%</text:p>
          </table:table-cell>
          <table:table-cell table:style-name="ce14" table:formula="of:=[$Data.AH15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3" table:formula="of:=[$Data.F20]" office:value-type="float" office:value="0.2229166667" calcext:value-type="float">
            <text:p>0.22</text:p>
          </table:table-cell>
          <table:table-cell table:style-name="ce14" table:formula="of:=[$Data.M20]" office:value-type="percentage" office:value="0.7368421053" calcext:value-type="percentage">
            <text:p>73.68%</text:p>
          </table:table-cell>
          <table:table-cell table:style-name="ce14" table:formula="of:=[$Data.N20]" office:value-type="percentage" office:value="0.2894736842" calcext:value-type="percentage">
            <text:p>28.95%</text:p>
          </table:table-cell>
          <table:table-cell table:style-name="ce13" table:formula="of:=[$Data.P20]" office:value-type="float" office:value="0.3243055556" calcext:value-type="float">
            <text:p>0.32</text:p>
          </table:table-cell>
          <table:table-cell table:style-name="ce14" table:formula="of:=[$Data.W20]" office:value-type="percentage" office:value="0.8947368421" calcext:value-type="percentage">
            <text:p>89.47%</text:p>
          </table:table-cell>
          <table:table-cell table:style-name="ce14" table:formula="of:=[$Data.X20]" office:value-type="percentage" office:value="0.2105263158" calcext:value-type="percentage">
            <text:p>21.05%</text:p>
          </table:table-cell>
          <table:table-cell table:style-name="ce13" table:formula="of:=[$Data.Z20]" office:value-type="float" office:value="0.05763888889" calcext:value-type="float">
            <text:p>0.06</text:p>
          </table:table-cell>
          <table:table-cell table:style-name="ce14" table:formula="of:=[$Data.AG20]" office:value-type="percentage" office:value="0.9473684211" calcext:value-type="percentage">
            <text:p>94.74%</text:p>
          </table:table-cell>
          <table:table-cell table:style-name="ce14" table:formula="of:=[$Data.AH20]" office:value-type="percentage" office:value="0.05263157895" calcext:value-type="percentage">
            <text:p>5.26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3" table:formula="of:=[$Data.F26]" office:value-type="float" office:value="0.2201388889" calcext:value-type="float">
            <text:p>0.22</text:p>
          </table:table-cell>
          <table:table-cell table:style-name="ce14" table:formula="of:=[$Data.M26]" office:value-type="percentage" office:value="0.7727272727" calcext:value-type="percentage">
            <text:p>77.27%</text:p>
          </table:table-cell>
          <table:table-cell table:style-name="ce14" table:formula="of:=[$Data.N26]" office:value-type="percentage" office:value="0.2272727273" calcext:value-type="percentage">
            <text:p>22.73%</text:p>
          </table:table-cell>
          <table:table-cell table:style-name="ce13" table:formula="of:=[$Data.P26]" office:value-type="float" office:value="0.4013888889" calcext:value-type="float">
            <text:p>0.40</text:p>
          </table:table-cell>
          <table:table-cell table:style-name="ce14" table:formula="of:=[$Data.W26]" office:value-type="percentage" office:value="1" calcext:value-type="percentage">
            <text:p>100.00%</text:p>
          </table:table-cell>
          <table:table-cell table:style-name="ce14" table:formula="of:=[$Data.X26]" office:value-type="percentage" office:value="0" calcext:value-type="percentage">
            <text:p>0.00%</text:p>
          </table:table-cell>
          <table:table-cell table:style-name="ce13" table:formula="of:=[$Data.Z26]" office:value-type="float" office:value="0.06805555556" calcext:value-type="float">
            <text:p>0.07</text:p>
          </table:table-cell>
          <table:table-cell table:style-name="ce14" table:formula="of:=[$Data.AG26]" office:value-type="percentage" office:value="1" calcext:value-type="percentage">
            <text:p>100.00%</text:p>
          </table:table-cell>
          <table:table-cell table:style-name="ce14" table:formula="of:=[$Data.AH26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3" table:formula="of:=[$Data.F32]" office:value-type="float" office:value="0.08819444444" calcext:value-type="float">
            <text:p>0.09</text:p>
          </table:table-cell>
          <table:table-cell table:style-name="ce14" table:formula="of:=[$Data.M32]" office:value-type="percentage" office:value="0.6" calcext:value-type="percentage">
            <text:p>60.00%</text:p>
          </table:table-cell>
          <table:table-cell table:style-name="ce14" table:formula="of:=[$Data.N32]" office:value-type="percentage" office:value="0.4" calcext:value-type="percentage">
            <text:p>40.00%</text:p>
          </table:table-cell>
          <table:table-cell table:style-name="ce13" table:formula="of:=[$Data.P32]" office:value-type="float" office:value="0.15625" calcext:value-type="float">
            <text:p>0.16</text:p>
          </table:table-cell>
          <table:table-cell table:style-name="ce14" table:formula="of:=[$Data.W32]" office:value-type="percentage" office:value="0.4" calcext:value-type="percentage">
            <text:p>40.00%</text:p>
          </table:table-cell>
          <table:table-cell table:style-name="ce14" table:formula="of:=[$Data.X32]" office:value-type="percentage" office:value="0.6" calcext:value-type="percentage">
            <text:p>60.00%</text:p>
          </table:table-cell>
          <table:table-cell table:style-name="ce13" table:formula="of:=[$Data.Z32]" office:value-type="float" office:value="0.06180555556" calcext:value-type="float">
            <text:p>0.06</text:p>
          </table:table-cell>
          <table:table-cell table:style-name="ce14" table:formula="of:=[$Data.AG32]" office:value-type="percentage" office:value="1" calcext:value-type="percentage">
            <text:p>100.00%</text:p>
          </table:table-cell>
          <table:table-cell table:style-name="ce14" table:formula="of:=[$Data.AH32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3" table:formula="of:=[$Data.F38]" office:value-type="float" office:value="0.07361111111" calcext:value-type="float">
            <text:p>0.07</text:p>
          </table:table-cell>
          <table:table-cell table:style-name="ce14" table:formula="of:=[$Data.M38]" office:value-type="percentage" office:value="0.75" calcext:value-type="percentage">
            <text:p>75.00%</text:p>
          </table:table-cell>
          <table:table-cell table:style-name="ce14" table:formula="of:=[$Data.N38]" office:value-type="percentage" office:value="0.25" calcext:value-type="percentage">
            <text:p>25.00%</text:p>
          </table:table-cell>
          <table:table-cell table:style-name="ce13" table:formula="of:=[$Data.P38]" office:value-type="float" office:value="0.1638888889" calcext:value-type="float">
            <text:p>0.16</text:p>
          </table:table-cell>
          <table:table-cell table:style-name="ce14" table:formula="of:=[$Data.W38]" office:value-type="percentage" office:value="0.75" calcext:value-type="percentage">
            <text:p>75.00%</text:p>
          </table:table-cell>
          <table:table-cell table:style-name="ce14" table:formula="of:=[$Data.X38]" office:value-type="percentage" office:value="0.5" calcext:value-type="percentage">
            <text:p>50.00%</text:p>
          </table:table-cell>
          <table:table-cell table:style-name="ce13" table:formula="of:=[$Data.Z38]" office:value-type="float" office:value="0.06180555556" calcext:value-type="float">
            <text:p>0.06</text:p>
          </table:table-cell>
          <table:table-cell table:style-name="ce14" table:formula="of:=[$Data.AG38]" office:value-type="percentage" office:value="0.75" calcext:value-type="percentage">
            <text:p>75.00%</text:p>
          </table:table-cell>
          <table:table-cell table:style-name="ce14" table:formula="of:=[$Data.AH38]" office:value-type="percentage" office:value="0.25" calcext:value-type="percentage">
            <text:p>25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3" table:formula="of:=[$Data.F44]" office:value-type="float" office:value="0.05694444444" calcext:value-type="float">
            <text:p>0.06</text:p>
          </table:table-cell>
          <table:table-cell table:style-name="ce14" table:formula="of:=[$Data.M44]" office:value-type="percentage" office:value="0.6666666667" calcext:value-type="percentage">
            <text:p>66.67%</text:p>
          </table:table-cell>
          <table:table-cell table:style-name="ce14" table:formula="of:=[$Data.N44]" office:value-type="percentage" office:value="0.3333333333" calcext:value-type="percentage">
            <text:p>33.33%</text:p>
          </table:table-cell>
          <table:table-cell table:style-name="ce13" table:formula="of:=[$Data.P44]" office:value-type="float" office:value="0.18125" calcext:value-type="float">
            <text:p>0.18</text:p>
          </table:table-cell>
          <table:table-cell table:style-name="ce14" table:formula="of:=[$Data.W44]" office:value-type="percentage" office:value="0.3333333333" calcext:value-type="percentage">
            <text:p>33.33%</text:p>
          </table:table-cell>
          <table:table-cell table:style-name="ce14" table:formula="of:=[$Data.X44]" office:value-type="percentage" office:value="0.6666666667" calcext:value-type="percentage">
            <text:p>66.67%</text:p>
          </table:table-cell>
          <table:table-cell table:style-name="ce13" table:formula="of:=[$Data.Z44]" office:value-type="float" office:value="0.04930555556" calcext:value-type="float">
            <text:p>0.05</text:p>
          </table:table-cell>
          <table:table-cell table:style-name="ce14" table:formula="of:=[$Data.AG44]" office:value-type="percentage" office:value="0.3333333333" calcext:value-type="percentage">
            <text:p>33.33%</text:p>
          </table:table-cell>
          <table:table-cell table:style-name="ce14" table:formula="of:=[$Data.AH44]" office:value-type="percentage" office:value="0.6666666667" calcext:value-type="percentage">
            <text:p>66.67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3" table:formula="of:=[$Data.F51]" office:value-type="float" office:value="0.09965277778" calcext:value-type="float">
            <text:p>0.10</text:p>
          </table:table-cell>
          <table:table-cell table:style-name="ce14" table:formula="of:=[$Data.M51]" office:value-type="percentage" office:value="0.3333333333" calcext:value-type="percentage">
            <text:p>33.33%</text:p>
          </table:table-cell>
          <table:table-cell table:style-name="ce14" table:formula="of:=[$Data.N51]" office:value-type="percentage" office:value="0.6666666667" calcext:value-type="percentage">
            <text:p>66.67%</text:p>
          </table:table-cell>
          <table:table-cell table:style-name="ce13" table:formula="of:=[$Data.P51]" office:value-type="float" office:value="0.1909722222" calcext:value-type="float">
            <text:p>0.19</text:p>
          </table:table-cell>
          <table:table-cell table:style-name="ce14" table:formula="of:=[$Data.W51]" office:value-type="percentage" office:value="0.6666666667" calcext:value-type="percentage">
            <text:p>66.67%</text:p>
          </table:table-cell>
          <table:table-cell table:style-name="ce14" table:formula="of:=[$Data.X51]" office:value-type="percentage" office:value="0.3333333333" calcext:value-type="percentage">
            <text:p>33.33%</text:p>
          </table:table-cell>
          <table:table-cell table:style-name="ce13" table:formula="of:=[$Data.Z51]" office:value-type="float" office:value="0.05138888889" calcext:value-type="float">
            <text:p>0.05</text:p>
          </table:table-cell>
          <table:table-cell table:style-name="ce14" table:formula="of:=[$Data.AG51]" office:value-type="percentage" office:value="0.8333333333" calcext:value-type="percentage">
            <text:p>83.33%</text:p>
          </table:table-cell>
          <table:table-cell table:style-name="ce14" table:formula="of:=[$Data.AH51]" office:value-type="percentage" office:value="0.1666666667" calcext:value-type="percentage">
            <text:p>16.67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3" table:formula="of:=[$Data.F57]" office:value-type="float" office:value="0.1840277778" calcext:value-type="float">
            <text:p>0.18</text:p>
          </table:table-cell>
          <table:table-cell table:style-name="ce14" table:formula="of:=[$Data.M57]" office:value-type="percentage" office:value="0.7857142857" calcext:value-type="percentage">
            <text:p>78.57%</text:p>
          </table:table-cell>
          <table:table-cell table:style-name="ce14" table:formula="of:=[$Data.N57]" office:value-type="percentage" office:value="0.2142857143" calcext:value-type="percentage">
            <text:p>21.43%</text:p>
          </table:table-cell>
          <table:table-cell table:style-name="ce13" table:formula="of:=[$Data.P57]" office:value-type="float" office:value="0.3027777778" calcext:value-type="float">
            <text:p>0.30</text:p>
          </table:table-cell>
          <table:table-cell table:style-name="ce14" table:formula="of:=[$Data.W57]" office:value-type="percentage" office:value="0.7857142857" calcext:value-type="percentage">
            <text:p>78.57%</text:p>
          </table:table-cell>
          <table:table-cell table:style-name="ce14" table:formula="of:=[$Data.X57]" office:value-type="percentage" office:value="0.2142857143" calcext:value-type="percentage">
            <text:p>21.43%</text:p>
          </table:table-cell>
          <table:table-cell table:style-name="ce13" table:formula="of:=[$Data.Z57]" office:value-type="float" office:value="0.08055555556" calcext:value-type="float">
            <text:p>0.08</text:p>
          </table:table-cell>
          <table:table-cell table:style-name="ce14" table:formula="of:=[$Data.AG57]" office:value-type="percentage" office:value="0.9285714286" calcext:value-type="percentage">
            <text:p>92.86%</text:p>
          </table:table-cell>
          <table:table-cell table:style-name="ce14" table:formula="of:=[$Data.AH57]" office:value-type="percentage" office:value="0.07142857143" calcext:value-type="percentage">
            <text:p>7.14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3" table:formula="of:=[$Data.F64]" office:value-type="float" office:value="0.07291666667" calcext:value-type="float">
            <text:p>0.07</text:p>
          </table:table-cell>
          <table:table-cell table:style-name="ce14" table:formula="of:=[$Data.M64]" office:value-type="percentage" office:value="0.6" calcext:value-type="percentage">
            <text:p>60.00%</text:p>
          </table:table-cell>
          <table:table-cell table:style-name="ce14" table:formula="of:=[$Data.N64]" office:value-type="percentage" office:value="0.4" calcext:value-type="percentage">
            <text:p>40.00%</text:p>
          </table:table-cell>
          <table:table-cell table:style-name="ce13" table:formula="of:=[$Data.P64]" office:value-type="float" office:value="0.1663194444" calcext:value-type="float">
            <text:p>0.17</text:p>
          </table:table-cell>
          <table:table-cell table:style-name="ce14" table:formula="of:=[$Data.W64]" office:value-type="percentage" office:value="1" calcext:value-type="percentage">
            <text:p>100.00%</text:p>
          </table:table-cell>
          <table:table-cell table:style-name="ce14" table:formula="of:=[$Data.X64]" office:value-type="percentage" office:value="0" calcext:value-type="percentage">
            <text:p>0.00%</text:p>
          </table:table-cell>
          <table:table-cell table:style-name="ce13" table:formula="of:=[$Data.Z64]" office:value-type="float" office:value="0.05868055556" calcext:value-type="float">
            <text:p>0.06</text:p>
          </table:table-cell>
          <table:table-cell table:style-name="ce14" table:formula="of:=[$Data.AG64]" office:value-type="percentage" office:value="0.8" calcext:value-type="percentage">
            <text:p>80.00%</text:p>
          </table:table-cell>
          <table:table-cell table:style-name="ce14" table:formula="of:=[$Data.AH64]" office:value-type="percentage" office:value="0.2" calcext:value-type="percentage">
            <text:p>20.00%</text:p>
          </table:table-cell>
          <table:table-cell table:style-name="ce16" table:number-columns-repeated="18"/>
          <table:table-cell table:number-columns-repeated="996"/>
        </table:table-row>
        <table:table-row table:style-name="ro4" table:number-rows-repeated="9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/>
          <table:table-cell table:style-name="ce16">
            <draw:frame table:end-cell-address="'Tables and graphs'.Q39" table:end-x="57.74pt" table:end-y="10.49pt" draw:z-index="1" draw:name="Chart 2" draw:style-name="gr1" draw:text-style-name="P1" svg:width="449.97pt" svg:height="278.22pt" svg:x="8.53pt" svg:y="0pt">
              <draw:object draw:notify-on-update-of-ranges="'Tables and graphs'.A3:'Tables and graphs'.A12 'Tables and graphs'.C3:'Tables and graphs'.C12 'Tables and graphs'.F3:'Tables and graphs'.F12 'Tables and graphs'.I3:'Tables and graphs'.I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6" table:number-columns-repeated="16"/>
          <table:table-cell table:number-columns-repeated="996"/>
        </table:table-row>
        <table:table-row table:style-name="ro4" table:number-rows-repeated="17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/>
          <table:table-cell table:style-name="ce16">
            <draw:frame table:end-cell-address="'Tables and graphs'.Q58" table:end-x="57.74pt" table:end-y="3.74pt" draw:z-index="2" draw:name="Chart 3" draw:style-name="gr1" draw:text-style-name="P1" svg:width="449.97pt" svg:height="278.22pt" svg:x="8.53pt" svg:y="9.01pt">
              <draw:object draw:notify-on-update-of-ranges="'Tables and graphs'.A3:'Tables and graphs'.A12 'Tables and graphs'.D3:'Tables and graphs'.D12 'Tables and graphs'.G3:'Tables and graphs'.G12 'Tables and graphs'.J3:'Tables and graphs'.J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6" table:number-columns-repeated="16"/>
          <table:table-cell table:number-columns-repeated="996"/>
        </table:table-row>
        <table:table-row table:style-name="ro4" table:number-rows-repeated="960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_20_and_20_graphs" style:display-name="PageStyle_Tables and gra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5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1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885cm" svg:y="3.364cm" style:legend-expansion="high" chart:style-name="ch2"/>
        <chart:plot-area chart:style-name="ch3" table:cell-range-address="'Tables and graphs'.A3:'Tables and graphs'.B12 'Tables and graphs'.E3:'Tables and graphs'.E12 'Tables and graphs'.H3:'Tables and graphs'.H12" chart:data-source-has-labels="column" svg:x="1.377cm" svg:y="0.196cm" svg:width="10.191cm" svg:height="8.394cm">
          <chartooo:coordinate-region svg:x="2.034cm" svg:y="0.395cm" svg:width="9.374cm" svg:height="7.698cm"/>
          <chart:axis chart:dimension="x" chart:name="primary-x" chart:style-name="ch4" chartooo:axis-type="text">
            <chart:title svg:x="6.328cm" svg:y="8.787cm" chart:style-name="ch5">
              <text:p>#</text:p>
            </chart:title>
            <chart:categories table:cell-range-address="'Tables and graphs'.A3:'Tables and graphs'.A12"/>
          </chart:axis>
          <chart:axis chart:dimension="y" chart:name="primary-y" chart:style-name="ch6">
            <chart:title svg:x="0.451cm" svg:y="4.722cm" chart:style-name="ch7">
              <text:p>t (s)</text:p>
            </chart:title>
            <chart:grid chart:style-name="ch8" chart:class="major"/>
          </chart:axis>
          <chart:series chart:style-name="ch9" chart:values-cell-range-address="'Tables and graphs'.B3:'Tables and graphs'.B12" chart:class="chart:line">
            <chart:regression-curve chart:style-name="ch10"/>
            <chart:data-point chart:repeated="10"/>
          </chart:series>
          <chart:series chart:style-name="ch11" chart:values-cell-range-address="'Tables and graphs'.E3:'Tables and graphs'.E12" chart:class="chart:line">
            <chart:regression-curve chart:style-name="ch10"/>
            <chart:data-point chart:repeated="10"/>
          </chart:series>
          <chart:series chart:style-name="ch12" chart:values-cell-range-address="'Tables and graphs'.H3:'Tables and graphs'.H12" chart:class="chart:line">
            <chart:regression-curve chart:style-name="ch10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1256944444">
                <text:p>0.1256944444</text:p>
                <draw:g>
                  <svg:desc>'Tables and graphs'.B3:'Tables and graphs'.B12</svg:desc>
                </draw:g>
              </table:table-cell>
              <table:table-cell office:value-type="float" office:value="0.259375">
                <text:p>0.259375</text:p>
                <draw:g>
                  <svg:desc>'Tables and graphs'.E3:'Tables and graphs'.E12</svg:desc>
                </draw:g>
              </table:table-cell>
              <table:table-cell office:value-type="float" office:value="0.05833333333">
                <text:p>0.05833333333</text:p>
                <draw:g>
                  <svg:desc>'Tables and graphs'.H3:'Tables and graphs'.H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236111111">
                <text:p>0.09236111111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04305555556">
                <text:p>0.0430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29166667">
                <text:p>0.2229166667</text:p>
              </table:table-cell>
              <table:table-cell office:value-type="float" office:value="0.3243055556">
                <text:p>0.3243055556</text:p>
              </table:table-cell>
              <table:table-cell office:value-type="float" office:value="0.05763888889">
                <text:p>0.05763888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4013888889">
                <text:p>0.4013888889</text:p>
              </table:table-cell>
              <table:table-cell office:value-type="float" office:value="0.06805555556">
                <text:p>0.06805555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819444444">
                <text:p>0.08819444444</text:p>
              </table:table-cell>
              <table:table-cell office:value-type="float" office:value="0.15625">
                <text:p>0.15625</text:p>
              </table:table-cell>
              <table:table-cell office:value-type="float" office:value="0.06180555556">
                <text:p>0.06180555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361111111">
                <text:p>0.07361111111</text:p>
              </table:table-cell>
              <table:table-cell office:value-type="float" office:value="0.1638888889">
                <text:p>0.1638888889</text:p>
              </table:table-cell>
              <table:table-cell office:value-type="float" office:value="0.06180555556">
                <text:p>0.061805555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694444444">
                <text:p>0.05694444444</text:p>
              </table:table-cell>
              <table:table-cell office:value-type="float" office:value="0.18125">
                <text:p>0.18125</text:p>
              </table:table-cell>
              <table:table-cell office:value-type="float" office:value="0.04930555556">
                <text:p>0.049305555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965277778">
                <text:p>0.09965277778</text:p>
              </table:table-cell>
              <table:table-cell office:value-type="float" office:value="0.1909722222">
                <text:p>0.1909722222</text:p>
              </table:table-cell>
              <table:table-cell office:value-type="float" office:value="0.05138888889">
                <text:p>0.05138888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40277778">
                <text:p>0.1840277778</text:p>
              </table:table-cell>
              <table:table-cell office:value-type="float" office:value="0.3027777778">
                <text:p>0.3027777778</text:p>
              </table:table-cell>
              <table:table-cell office:value-type="float" office:value="0.08055555556">
                <text:p>0.08055555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91666667">
                <text:p>0.07291666667</text:p>
              </table:table-cell>
              <table:table-cell office:value-type="float" office:value="0.1663194444">
                <text:p>0.1663194444</text:p>
              </table:table-cell>
              <table:table-cell office:value-type="float" office:value="0.05868055556">
                <text:p>0.058680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912cm" svg:y="3.364cm" style:legend-expansion="high" chart:style-name="ch2"/>
        <chart:plot-area chart:style-name="ch3" table:cell-range-address="'Tables and graphs'.A3:'Tables and graphs'.A12 'Tables and graphs'.C3:'Tables and graphs'.C12 'Tables and graphs'.F3:'Tables and graphs'.F12 'Tables and graphs'.I3:'Tables and graphs'.I12" chart:data-source-has-labels="column" svg:x="0.317cm" svg:y="0.196cm" svg:width="11.278cm" svg:height="9.424cm">
          <chartooo:coordinate-region svg:x="0.815cm" svg:y="0.396cm" svg:width="10.619cm" svg:height="8.727cm"/>
          <chart:axis chart:dimension="x" chart:name="primary-x" chart:style-name="ch4" chartooo:axis-type="text">
            <chart:categories table:cell-range-address="'Tables and graphs'.A3:'Tables and graphs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s and graphs'.C3:'Tables and graphs'.C12" chart:class="chart:line">
            <chart:regression-curve chart:style-name="ch8"/>
            <chart:data-point chart:repeated="10"/>
          </chart:series>
          <chart:series chart:style-name="ch9" chart:values-cell-range-address="'Tables and graphs'.F3:'Tables and graphs'.F12" chart:class="chart:line">
            <chart:regression-curve chart:style-name="ch8"/>
            <chart:data-point chart:repeated="10"/>
          </chart:series>
          <chart:series chart:style-name="ch10" chart:values-cell-range-address="'Tables and graphs'.I3:'Tables and graphs'.I12" chart:class="chart:line">
            <chart:regression-curve chart:style-name="ch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9">
                <text:p>0.9</text:p>
                <draw:g>
                  <svg:desc>'Tables and graphs'.C3:'Tables and graphs'.C12</svg:desc>
                </draw:g>
              </table:table-cell>
              <table:table-cell office:value-type="float" office:value="0.7">
                <text:p>0.7</text:p>
                <draw:g>
                  <svg:desc>'Tables and graphs'.F3:'Tables and graphs'.F12</svg:desc>
                </draw:g>
              </table:table-cell>
              <table:table-cell office:value-type="float" office:value="0.9">
                <text:p>0.9</text:p>
                <draw:g>
                  <svg:desc>'Tables and graphs'.I3:'Tables and graphs'.I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68421053">
                <text:p>0.7368421053</text:p>
              </table:table-cell>
              <table:table-cell office:value-type="float" office:value="0.8947368421">
                <text:p>0.8947368421</text:p>
              </table:table-cell>
              <table:table-cell office:value-type="float" office:value="0.9473684211">
                <text:p>0.947368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27272727">
                <text:p>0.7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3333333333">
                <text:p>0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8333333333">
                <text:p>0.8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857142857">
                <text:p>0.7857142857</text:p>
              </table:table-cell>
              <table:table-cell office:value-type="float" office:value="0.7857142857">
                <text:p>0.7857142857</text:p>
              </table:table-cell>
              <table:table-cell office:value-type="float" office:value="0.9285714286">
                <text:p>0.9285714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Tables and graphs'.A3:'Tables and graphs'.A12 'Tables and graphs'.D3:'Tables and graphs'.D12 'Tables and graphs'.G3:'Tables and graphs'.G12 'Tables and graphs'.J3:'Tables and graphs'.J12" chart:data-source-has-labels="column" svg:x="0.317cm" svg:y="0.196cm" svg:width="12.468cm" svg:height="8.394cm">
          <chartooo:coordinate-region svg:x="0.815cm" svg:y="0.395cm" svg:width="11.809cm" svg:height="7.698cm"/>
          <chart:axis chart:dimension="x" chart:name="primary-x" chart:style-name="ch4" chartooo:axis-type="text">
            <chart:title svg:x="6.407cm" svg:y="8.787cm" chart:style-name="ch5">
              <text:p>#</text:p>
            </chart:title>
            <chart:categories table:cell-range-address="'Tables and graphs'.A3:'Tables and graphs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and graphs'.D3:'Tables and graphs'.D12" chart:class="chart:line">
            <chart:data-point chart:repeated="10"/>
          </chart:series>
          <chart:series chart:style-name="ch9" chart:values-cell-range-address="'Tables and graphs'.G3:'Tables and graphs'.G12" chart:class="chart:line">
            <chart:data-point chart:repeated="10"/>
          </chart:series>
          <chart:series chart:style-name="ch10" chart:values-cell-range-address="'Tables and graphs'.J3:'Tables and graphs'.J1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1">
                <text:p>0.1</text:p>
                <draw:g>
                  <svg:desc>'Tables and graphs'.D3:'Tables and graphs'.D12</svg:desc>
                </draw:g>
              </table:table-cell>
              <table:table-cell office:value-type="float" office:value="0.4">
                <text:p>0.4</text:p>
                <draw:g>
                  <svg:desc>'Tables and graphs'.G3:'Tables and graphs'.G12</svg:desc>
                </draw:g>
              </table:table-cell>
              <table:table-cell office:value-type="float" office:value="0.1">
                <text:p>0.1</text:p>
                <draw:g>
                  <svg:desc>'Tables and graphs'.J3:'Tables and graphs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57142857">
                <text:p>0.2857142857</text:p>
              </table:table-cell>
              <table:table-cell office:value-type="float" office:value="0.4285714286">
                <text:p>0.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4736842">
                <text:p>0.2894736842</text:p>
              </table:table-cell>
              <table:table-cell office:value-type="float" office:value="0.2105263158">
                <text:p>0.2105263158</text:p>
              </table:table-cell>
              <table:table-cell office:value-type="float" office:value="0.05263157895">
                <text:p>0.05263157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72727273">
                <text:p>0.2272727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6666666667">
                <text:p>0.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1666666667">
                <text:p>0.1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42857143">
                <text:p>0.2142857143</text:p>
              </table:table-cell>
              <table:table-cell office:value-type="float" office:value="0.2142857143">
                <text:p>0.2142857143</text:p>
              </table:table-cell>
              <table:table-cell office:value-type="float" office:value="0.07142857143">
                <text:p>0.071428571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